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2cm"/>
    </style:style>
    <style:style style:name="co2" style:family="table-column">
      <style:table-column-properties fo:break-before="auto" style:column-width="2.768cm"/>
    </style:style>
    <style:style style:name="co3" style:family="table-column">
      <style:table-column-properties fo:break-before="auto" style:column-width="2.986cm"/>
    </style:style>
    <style:style style:name="co4" style:family="table-column">
      <style:table-column-properties fo:break-before="auto" style:column-width="2.686cm"/>
    </style:style>
    <style:style style:name="co5" style:family="table-column">
      <style:table-column-properties fo:break-before="auto" style:column-width="2.85cm"/>
    </style:style>
    <style:style style:name="co6" style:family="table-column">
      <style:table-column-properties fo:break-before="auto" style:column-width="1.483cm"/>
    </style:style>
    <style:style style:name="co7" style:family="table-column">
      <style:table-column-properties fo:break-before="auto" style:column-width="1.37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0"/>
    <style:style style:name="ce3" style:family="table-cell" style:parent-style-name="Default" style:data-style-name="N109"/>
    <style:style style:name="ce4" style:family="table-cell" style:parent-style-name="Default" style:data-style-name="N108"/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4" table:default-cell-style-name="ce3"/>
        <table:table-column table:style-name="co5" table:default-cell-style-name="ce3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5" table:default-cell-style-name="Default"/>
        <table:table-column table:style-name="co8" table:number-columns-repeated="3" table:default-cell-style-name="Default"/>
        <table:table-row table:style-name="ro1">
          <table:table-cell office:value-type="string">
            <text:p>E_gamma_low</text:p>
          </table:table-cell>
          <table:table-cell office:value-type="string">
            <text:p>E_gamma_high</text:p>
          </table:table-cell>
          <table:table-cell office:value-type="string">
            <text:p>E_gamma_mean</text:p>
          </table:table-cell>
          <table:table-cell office:value-type="string">
            <text:p>E_gamma_sys</text:p>
          </table:table-cell>
          <table:table-cell office:value-type="string">
            <text:p>costheta_width</text:p>
          </table:table-cell>
          <table:table-cell office:value-type="string">
            <text:p>costheta_center</text:p>
          </table:table-cell>
          <table:table-cell office:value-type="string">
            <text:p>H</text:p>
          </table:table-cell>
          <table:table-cell office:value-type="string">
            <text:p>stat</text:p>
          </table:table-cell>
          <table:table-cell office:value-type="string">
            <text:p>sys</text:p>
          </table:table-cell>
          <table:table-cell office:value-type="string">
            <text:p>sys_rel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table:formula="of:=[.C20]" office:value-type="float" office:value="683.5">
            <text:p>683,50</text:p>
          </table:table-cell>
          <table:table-cell/>
          <table:table-cell table:formula="of:=AVERAGE([.J3:.J20])" office:value-type="float" office:value="0.0515337304811554">
            <text:p>0,0515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3]+[.A3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958">
            <text:p>-0,958</text:p>
          </table:table-cell>
          <table:table-cell office:value-type="float" office:value="-0.1201">
            <text:p>-0,1201</text:p>
          </table:table-cell>
          <table:table-cell office:value-type="float" office:value="0.2563">
            <text:p>0,2563</text:p>
          </table:table-cell>
          <table:table-cell office:value-type="float" office:value="0.0111">
            <text:p>0,0111</text:p>
          </table:table-cell>
          <table:table-cell table:formula="of:=[.I3]/ABS([.G3])" office:value-type="float" office:value="0.0924229808492922">
            <text:p>0,0924</text:p>
          </table:table-cell>
          <table:table-cell/>
          <table:table-cell table:formula="of:=[.A3]-0.5*([.B3]-[.A3])" office:value-type="float" office:value="650.98">
            <text:p>650,98</text:p>
          </table:table-cell>
          <table:table-cell table:formula="of:=[.C3]-[.L3]" office:value-type="float" office:value="32.52">
            <text:p>32,52</text:p>
          </table:table-cell>
          <table:table-cell table:formula="of:=[.B3]-[.A3]" office:value-type="float" office:value="32.52">
            <text:p>32,52</text:p>
          </table:table-cell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4]+[.A4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875">
            <text:p>-0,875</text:p>
          </table:table-cell>
          <table:table-cell office:value-type="float" office:value="-0.9362">
            <text:p>-0,9362</text:p>
          </table:table-cell>
          <table:table-cell office:value-type="float" office:value="0.1538">
            <text:p>0,1538</text:p>
          </table:table-cell>
          <table:table-cell office:value-type="float" office:value="0.0438">
            <text:p>0,0438</text:p>
          </table:table-cell>
          <table:table-cell table:formula="of:=[.I4]/ABS([.G4])" office:value-type="float" office:value="0.0467848750267037">
            <text:p>0,0468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5]+[.A5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792">
            <text:p>-0,792</text:p>
          </table:table-cell>
          <table:table-cell office:value-type="float" office:value="-0.692">
            <text:p>-0,6920</text:p>
          </table:table-cell>
          <table:table-cell office:value-type="float" office:value="0.1146">
            <text:p>0,1146</text:p>
          </table:table-cell>
          <table:table-cell office:value-type="float" office:value="0.0329">
            <text:p>0,0329</text:p>
          </table:table-cell>
          <table:table-cell table:formula="of:=[.I5]/ABS([.G5])" office:value-type="float" office:value="0.0475433526011561">
            <text:p>0,0475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6]+[.A6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708">
            <text:p>-0,708</text:p>
          </table:table-cell>
          <table:table-cell office:value-type="float" office:value="-0.5725">
            <text:p>-0,5725</text:p>
          </table:table-cell>
          <table:table-cell office:value-type="float" office:value="0.1018">
            <text:p>0,1018</text:p>
          </table:table-cell>
          <table:table-cell office:value-type="float" office:value="0.0268">
            <text:p>0,0268</text:p>
          </table:table-cell>
          <table:table-cell table:formula="of:=[.I6]/ABS([.G6])" office:value-type="float" office:value="0.0468122270742358">
            <text:p>0,0468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7]+[.A7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625">
            <text:p>-0,625</text:p>
          </table:table-cell>
          <table:table-cell office:value-type="float" office:value="-0.4174">
            <text:p>-0,4174</text:p>
          </table:table-cell>
          <table:table-cell office:value-type="float" office:value="0.0893">
            <text:p>0,0893</text:p>
          </table:table-cell>
          <table:table-cell office:value-type="float" office:value="0.0197">
            <text:p>0,0197</text:p>
          </table:table-cell>
          <table:table-cell table:formula="of:=[.I7]/ABS([.G7])" office:value-type="float" office:value="0.0471969333972209">
            <text:p>0,0472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8]+[.A8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542">
            <text:p>-0,542</text:p>
          </table:table-cell>
          <table:table-cell office:value-type="float" office:value="-0.4932">
            <text:p>-0,4932</text:p>
          </table:table-cell>
          <table:table-cell office:value-type="float" office:value="0.0838">
            <text:p>0,0838</text:p>
          </table:table-cell>
          <table:table-cell office:value-type="float" office:value="0.0228">
            <text:p>0,0228</text:p>
          </table:table-cell>
          <table:table-cell table:formula="of:=[.I8]/ABS([.G8])" office:value-type="float" office:value="0.0462287104622871">
            <text:p>0,0462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9]+[.A9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458">
            <text:p>-0,458</text:p>
          </table:table-cell>
          <table:table-cell office:value-type="float" office:value="-0.3458">
            <text:p>-0,3458</text:p>
          </table:table-cell>
          <table:table-cell office:value-type="float" office:value="0.0975">
            <text:p>0,0975</text:p>
          </table:table-cell>
          <table:table-cell office:value-type="float" office:value="0.0176">
            <text:p>0,0176</text:p>
          </table:table-cell>
          <table:table-cell table:formula="of:=[.I9]/ABS([.G9])" office:value-type="float" office:value="0.0508964719491035">
            <text:p>0,0509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0]+[.A10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375">
            <text:p>-0,375</text:p>
          </table:table-cell>
          <table:table-cell office:value-type="float" office:value="-0.1677">
            <text:p>-0,1677</text:p>
          </table:table-cell>
          <table:table-cell office:value-type="float" office:value="0.0866">
            <text:p>0,0866</text:p>
          </table:table-cell>
          <table:table-cell office:value-type="float" office:value="0.0078">
            <text:p>0,0078</text:p>
          </table:table-cell>
          <table:table-cell table:formula="of:=[.I10]/ABS([.G10])" office:value-type="float" office:value="0.0465116279069768">
            <text:p>0,0465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1]+[.A11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292">
            <text:p>-0,292</text:p>
          </table:table-cell>
          <table:table-cell office:value-type="float" office:value="-0.1749">
            <text:p>-0,1749</text:p>
          </table:table-cell>
          <table:table-cell office:value-type="float" office:value="0.0811">
            <text:p>0,0811</text:p>
          </table:table-cell>
          <table:table-cell office:value-type="float" office:value="0.0081">
            <text:p>0,0081</text:p>
          </table:table-cell>
          <table:table-cell table:formula="of:=[.I11]/ABS([.G11])" office:value-type="float" office:value="0.0463121783876501">
            <text:p>0,0463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2]+[.A12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208">
            <text:p>-0,208</text:p>
          </table:table-cell>
          <table:table-cell office:value-type="float" office:value="-0.1626">
            <text:p>-0,1626</text:p>
          </table:table-cell>
          <table:table-cell office:value-type="float" office:value="0.0787">
            <text:p>0,0787</text:p>
          </table:table-cell>
          <table:table-cell office:value-type="float" office:value="0.0077">
            <text:p>0,0077</text:p>
          </table:table-cell>
          <table:table-cell table:formula="of:=[.I12]/ABS([.G12])" office:value-type="float" office:value="0.0473554735547356">
            <text:p>0,0474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3]+[.A13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125">
            <text:p>-0,125</text:p>
          </table:table-cell>
          <table:table-cell office:value-type="float" office:value="-0.0813">
            <text:p>-0,0813</text:p>
          </table:table-cell>
          <table:table-cell office:value-type="float" office:value="0.076">
            <text:p>0,0760</text:p>
          </table:table-cell>
          <table:table-cell office:value-type="float" office:value="0.0043">
            <text:p>0,0043</text:p>
          </table:table-cell>
          <table:table-cell table:formula="of:=[.I13]/ABS([.G13])" office:value-type="float" office:value="0.0528905289052891">
            <text:p>0,0529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4]+[.A14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042">
            <text:p>-0,042</text:p>
          </table:table-cell>
          <table:table-cell office:value-type="float" office:value="0.0919">
            <text:p>0,0919</text:p>
          </table:table-cell>
          <table:table-cell office:value-type="float" office:value="0.0747">
            <text:p>0,0747</text:p>
          </table:table-cell>
          <table:table-cell office:value-type="float" office:value="0.0047">
            <text:p>0,0047</text:p>
          </table:table-cell>
          <table:table-cell table:formula="of:=[.I14]/ABS([.G14])" office:value-type="float" office:value="0.0511425462459195">
            <text:p>0,0511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5]+[.A15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office:value-type="float" office:value="0.0466">
            <text:p>0,0466</text:p>
          </table:table-cell>
          <table:table-cell office:value-type="float" office:value="0.0754">
            <text:p>0,0754</text:p>
          </table:table-cell>
          <table:table-cell office:value-type="float" office:value="0.0034">
            <text:p>0,0034</text:p>
          </table:table-cell>
          <table:table-cell table:formula="of:=[.I15]/ABS([.G15])" office:value-type="float" office:value="0.0729613733905579">
            <text:p>0,0730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6]+[.A16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0.125">
            <text:p>0,125</text:p>
          </table:table-cell>
          <table:table-cell office:value-type="float" office:value="0.2312">
            <text:p>0,2312</text:p>
          </table:table-cell>
          <table:table-cell office:value-type="float" office:value="0.0754">
            <text:p>0,0754</text:p>
          </table:table-cell>
          <table:table-cell office:value-type="float" office:value="0.0107">
            <text:p>0,0107</text:p>
          </table:table-cell>
          <table:table-cell table:formula="of:=[.I16]/ABS([.G16])" office:value-type="float" office:value="0.046280276816609">
            <text:p>0,0463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7]+[.A17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0.208">
            <text:p>0,208</text:p>
          </table:table-cell>
          <table:table-cell office:value-type="float" office:value="0.1975">
            <text:p>0,1975</text:p>
          </table:table-cell>
          <table:table-cell office:value-type="float" office:value="0.0789">
            <text:p>0,0789</text:p>
          </table:table-cell>
          <table:table-cell office:value-type="float" office:value="0.0093">
            <text:p>0,0093</text:p>
          </table:table-cell>
          <table:table-cell table:formula="of:=[.I17]/ABS([.G17])" office:value-type="float" office:value="0.0470886075949367">
            <text:p>0,0471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8]+[.A18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0.292">
            <text:p>0,292</text:p>
          </table:table-cell>
          <table:table-cell office:value-type="float" office:value="0.3528">
            <text:p>0,3528</text:p>
          </table:table-cell>
          <table:table-cell office:value-type="float" office:value="0.0803">
            <text:p>0,0803</text:p>
          </table:table-cell>
          <table:table-cell office:value-type="float" office:value="0.0163">
            <text:p>0,0163</text:p>
          </table:table-cell>
          <table:table-cell table:formula="of:=[.I18]/ABS([.G18])" office:value-type="float" office:value="0.0462018140589569">
            <text:p>0,0462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9]+[.A19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0.375">
            <text:p>0,375</text:p>
          </table:table-cell>
          <table:table-cell office:value-type="float" office:value="0.3927">
            <text:p>0,3927</text:p>
          </table:table-cell>
          <table:table-cell office:value-type="float" office:value="0.084">
            <text:p>0,0840</text:p>
          </table:table-cell>
          <table:table-cell office:value-type="float" office:value="0.0179">
            <text:p>0,0179</text:p>
          </table:table-cell>
          <table:table-cell table:formula="of:=[.I19]/ABS([.G19])" office:value-type="float" office:value="0.0455818691112809">
            <text:p>0,0456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20]+[.A20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0.458">
            <text:p>0,458</text:p>
          </table:table-cell>
          <table:table-cell office:value-type="float" office:value="0.4895">
            <text:p>0,4895</text:p>
          </table:table-cell>
          <table:table-cell office:value-type="float" office:value="0.1108">
            <text:p>0,1108</text:p>
          </table:table-cell>
          <table:table-cell office:value-type="float" office:value="0.0232">
            <text:p>0,0232</text:p>
          </table:table-cell>
          <table:table-cell table:formula="of:=[.I20]/ABS([.G20])" office:value-type="float" office:value="0.0473953013278856">
            <text:p>0,0474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5"/>
          <table:table-cell table:style-name="ce1" table:formula="of:=[.C41]" office:value-type="float" office:value="715.605">
            <text:p>715,61</text:p>
          </table:table-cell>
          <table:table-cell/>
          <table:table-cell table:formula="of:=AVERAGE([.J23:.J41])" office:value-type="float" office:value="0.0535689813224276">
            <text:p>0,0536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23]+[.A23])/2" office:value-type="float" office:value="715.605">
            <text:p>715,61</text:p>
          </table:table-cell>
          <table:table-cell office:value-type="float" office:value="6.34">
            <text:p>6,3</text:p>
          </table:table-cell>
          <table:table-cell office:value-type="float" office:value="0.083">
            <text:p>0,083</text:p>
          </table:table-cell>
          <table:table-cell office:value-type="float" office:value="-0.958">
            <text:p>-0,958</text:p>
          </table:table-cell>
          <table:table-cell office:value-type="float" office:value="-0.6034">
            <text:p>-0,6034</text:p>
          </table:table-cell>
          <table:table-cell office:value-type="float" office:value="0.2387">
            <text:p>0,2387</text:p>
          </table:table-cell>
          <table:table-cell office:value-type="float" office:value="0.0272">
            <text:p>0,0272</text:p>
          </table:table-cell>
          <table:table-cell table:formula="of:=[.I23]/ABS([.G23])" office:value-type="float" office:value="0.0450778919456414">
            <text:p>0,0451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24]+[.A24])/2" office:value-type="float" office:value="715.605">
            <text:p>715,61</text:p>
          </table:table-cell>
          <table:table-cell office:value-type="float" office:value="6.34">
            <text:p>6,3</text:p>
          </table:table-cell>
          <table:table-cell office:value-type="float" office:value="0.083">
            <text:p>0,083</text:p>
          </table:table-cell>
          <table:table-cell office:value-type="float" office:value="-0.875">
            <text:p>-0,875</text:p>
          </table:table-cell>
          <table:table-cell office:value-type="float" office:value="-0.5884">
            <text:p>-0,5884</text:p>
          </table:table-cell>
          <table:table-cell office:value-type="float" office:value="0.1503">
            <text:p>0,1503</text:p>
          </table:table-cell>
          <table:table-cell office:value-type="float" office:value="0.0278">
            <text:p>0,0278</text:p>
          </table:table-cell>
          <table:table-cell table:formula="of:=[.I24]/ABS([.G24])" office:value-type="float" office:value="0.0472467709041468">
            <text:p>0,0472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25]+[.A25])/2" office:value-type="float" office:value="715.605">
            <text:p>715,61</text:p>
          </table:table-cell>
          <table:table-cell office:value-type="float" office:value="6.34">
            <text:p>6,3</text:p>
          </table:table-cell>
          <table:table-cell office:value-type="float" office:value="0.083">
            <text:p>0,083</text:p>
          </table:table-cell>
          <table:table-cell office:value-type="float" office:value="-0.792">
            <text:p>-0,792</text:p>
          </table:table-cell>
          <table:table-cell office:value-type="float" office:value="-0.6865">
            <text:p>-0,6865</text:p>
          </table:table-cell>
          <table:table-cell office:value-type="float" office:value="0.1148">
            <text:p>0,1148</text:p>
          </table:table-cell>
          <table:table-cell office:value-type="float" office:value="0.0324">
            <text:p>0,0324</text:p>
          </table:table-cell>
          <table:table-cell table:formula="of:=[.I25]/ABS([.G25])" office:value-type="float" office:value="0.0471959213401311">
            <text:p>0,0472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26]+[.A26])/2" office:value-type="float" office:value="715.605">
            <text:p>715,61</text:p>
          </table:table-cell>
          <table:table-cell office:value-type="float" office:value="6.34">
            <text:p>6,3</text:p>
          </table:table-cell>
          <table:table-cell office:value-type="float" office:value="0.083">
            <text:p>0,083</text:p>
          </table:table-cell>
          <table:table-cell office:value-type="float" office:value="-0.708">
            <text:p>-0,708</text:p>
          </table:table-cell>
          <table:table-cell office:value-type="float" office:value="-0.7242">
            <text:p>-0,7242</text:p>
          </table:table-cell>
          <table:table-cell office:value-type="float" office:value="0.106">
            <text:p>0,1060</text:p>
          </table:table-cell>
          <table:table-cell office:value-type="float" office:value="0.0336">
            <text:p>0,0336</text:p>
          </table:table-cell>
          <table:table-cell table:formula="of:=[.I26]/ABS([.G26])" office:value-type="float" office:value="0.0463960231980116">
            <text:p>0,0464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27]+[.A27])/2" office:value-type="float" office:value="715.605">
            <text:p>715,61</text:p>
          </table:table-cell>
          <table:table-cell office:value-type="float" office:value="6.34">
            <text:p>6,3</text:p>
          </table:table-cell>
          <table:table-cell office:value-type="float" office:value="0.083">
            <text:p>0,083</text:p>
          </table:table-cell>
          <table:table-cell office:value-type="float" office:value="-0.625">
            <text:p>-0,625</text:p>
          </table:table-cell>
          <table:table-cell office:value-type="float" office:value="-0.4861">
            <text:p>-0,4861</text:p>
          </table:table-cell>
          <table:table-cell office:value-type="float" office:value="0.0943">
            <text:p>0,0943</text:p>
          </table:table-cell>
          <table:table-cell office:value-type="float" office:value="0.0231">
            <text:p>0,0231</text:p>
          </table:table-cell>
          <table:table-cell table:formula="of:=[.I27]/ABS([.G27])" office:value-type="float" office:value="0.0475210861962559">
            <text:p>0,0475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28]+[.A28])/2" office:value-type="float" office:value="715.605">
            <text:p>715,61</text:p>
          </table:table-cell>
          <table:table-cell office:value-type="float" office:value="6.34">
            <text:p>6,3</text:p>
          </table:table-cell>
          <table:table-cell office:value-type="float" office:value="0.083">
            <text:p>0,083</text:p>
          </table:table-cell>
          <table:table-cell office:value-type="float" office:value="-0.542">
            <text:p>-0,542</text:p>
          </table:table-cell>
          <table:table-cell office:value-type="float" office:value="-0.317">
            <text:p>-0,3170</text:p>
          </table:table-cell>
          <table:table-cell office:value-type="float" office:value="0.0867">
            <text:p>0,0867</text:p>
          </table:table-cell>
          <table:table-cell office:value-type="float" office:value="0.0147">
            <text:p>0,0147</text:p>
          </table:table-cell>
          <table:table-cell table:formula="of:=[.I28]/ABS([.G28])" office:value-type="float" office:value="0.0463722397476341">
            <text:p>0,0464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29]+[.A29])/2" office:value-type="float" office:value="715.605">
            <text:p>715,61</text:p>
          </table:table-cell>
          <table:table-cell office:value-type="float" office:value="6.34">
            <text:p>6,3</text:p>
          </table:table-cell>
          <table:table-cell office:value-type="float" office:value="0.083">
            <text:p>0,083</text:p>
          </table:table-cell>
          <table:table-cell office:value-type="float" office:value="-0.458">
            <text:p>-0,458</text:p>
          </table:table-cell>
          <table:table-cell office:value-type="float" office:value="-0.2439">
            <text:p>-0,2439</text:p>
          </table:table-cell>
          <table:table-cell office:value-type="float" office:value="0.1025">
            <text:p>0,1025</text:p>
          </table:table-cell>
          <table:table-cell office:value-type="float" office:value="0.0125">
            <text:p>0,0125</text:p>
          </table:table-cell>
          <table:table-cell table:formula="of:=[.I29]/ABS([.G29])" office:value-type="float" office:value="0.0512505125051251">
            <text:p>0,0513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0]+[.A30])/2" office:value-type="float" office:value="715.605">
            <text:p>715,61</text:p>
          </table:table-cell>
          <table:table-cell office:value-type="float" office:value="6.34">
            <text:p>6,3</text:p>
          </table:table-cell>
          <table:table-cell office:value-type="float" office:value="0.083">
            <text:p>0,083</text:p>
          </table:table-cell>
          <table:table-cell office:value-type="float" office:value="-0.375">
            <text:p>-0,375</text:p>
          </table:table-cell>
          <table:table-cell office:value-type="float" office:value="-0.2556">
            <text:p>-0,2556</text:p>
          </table:table-cell>
          <table:table-cell office:value-type="float" office:value="0.0982">
            <text:p>0,0982</text:p>
          </table:table-cell>
          <table:table-cell office:value-type="float" office:value="0.0119">
            <text:p>0,0119</text:p>
          </table:table-cell>
          <table:table-cell table:formula="of:=[.I30]/ABS([.G30])" office:value-type="float" office:value="0.0465571205007825">
            <text:p>0,0466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1]+[.A31])/2" office:value-type="float" office:value="715.605">
            <text:p>715,61</text:p>
          </table:table-cell>
          <table:table-cell office:value-type="float" office:value="6.34">
            <text:p>6,3</text:p>
          </table:table-cell>
          <table:table-cell office:value-type="float" office:value="0.083">
            <text:p>0,083</text:p>
          </table:table-cell>
          <table:table-cell office:value-type="float" office:value="-0.292">
            <text:p>-0,292</text:p>
          </table:table-cell>
          <table:table-cell office:value-type="float" office:value="-0.0415">
            <text:p>-0,0415</text:p>
          </table:table-cell>
          <table:table-cell office:value-type="float" office:value="0.0893">
            <text:p>0,0893</text:p>
          </table:table-cell>
          <table:table-cell office:value-type="float" office:value="0.0036">
            <text:p>0,0036</text:p>
          </table:table-cell>
          <table:table-cell table:formula="of:=[.I31]/ABS([.G31])" office:value-type="float" office:value="0.0867469879518072">
            <text:p>0,0867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2]+[.A32])/2" office:value-type="float" office:value="715.605">
            <text:p>715,61</text:p>
          </table:table-cell>
          <table:table-cell office:value-type="float" office:value="6.34">
            <text:p>6,3</text:p>
          </table:table-cell>
          <table:table-cell office:value-type="float" office:value="0.083">
            <text:p>0,083</text:p>
          </table:table-cell>
          <table:table-cell office:value-type="float" office:value="-0.208">
            <text:p>-0,208</text:p>
          </table:table-cell>
          <table:table-cell office:value-type="float" office:value="-0.1389">
            <text:p>-0,1389</text:p>
          </table:table-cell>
          <table:table-cell office:value-type="float" office:value="0.0838">
            <text:p>0,0838</text:p>
          </table:table-cell>
          <table:table-cell office:value-type="float" office:value="0.0067">
            <text:p>0,0067</text:p>
          </table:table-cell>
          <table:table-cell table:formula="of:=[.I32]/ABS([.G32])" office:value-type="float" office:value="0.0482361411087113">
            <text:p>0,0482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3]+[.A33])/2" office:value-type="float" office:value="715.605">
            <text:p>715,61</text:p>
          </table:table-cell>
          <table:table-cell office:value-type="float" office:value="6.34">
            <text:p>6,3</text:p>
          </table:table-cell>
          <table:table-cell office:value-type="float" office:value="0.083">
            <text:p>0,083</text:p>
          </table:table-cell>
          <table:table-cell office:value-type="float" office:value="-0.125">
            <text:p>-0,125</text:p>
          </table:table-cell>
          <table:table-cell office:value-type="float" office:value="0.0374">
            <text:p>0,0374</text:p>
          </table:table-cell>
          <table:table-cell office:value-type="float" office:value="0.0787">
            <text:p>0,0787</text:p>
          </table:table-cell>
          <table:table-cell office:value-type="float" office:value="0.0032">
            <text:p>0,0032</text:p>
          </table:table-cell>
          <table:table-cell table:formula="of:=[.I33]/ABS([.G33])" office:value-type="float" office:value="0.0855614973262032">
            <text:p>0,0856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4]+[.A34])/2" office:value-type="float" office:value="715.605">
            <text:p>715,61</text:p>
          </table:table-cell>
          <table:table-cell office:value-type="float" office:value="6.34">
            <text:p>6,3</text:p>
          </table:table-cell>
          <table:table-cell office:value-type="float" office:value="0.083">
            <text:p>0,083</text:p>
          </table:table-cell>
          <table:table-cell office:value-type="float" office:value="-0.042">
            <text:p>-0,042</text:p>
          </table:table-cell>
          <table:table-cell office:value-type="float" office:value="0.0803">
            <text:p>0,0803</text:p>
          </table:table-cell>
          <table:table-cell office:value-type="float" office:value="0.082">
            <text:p>0,0820</text:p>
          </table:table-cell>
          <table:table-cell office:value-type="float" office:value="0.0044">
            <text:p>0,0044</text:p>
          </table:table-cell>
          <table:table-cell table:formula="of:=[.I34]/ABS([.G34])" office:value-type="float" office:value="0.0547945205479452">
            <text:p>0,0548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5]+[.A35])/2" office:value-type="float" office:value="715.605">
            <text:p>715,61</text:p>
          </table:table-cell>
          <table:table-cell office:value-type="float" office:value="6.34">
            <text:p>6,3</text:p>
          </table:table-cell>
          <table:table-cell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office:value-type="float" office:value="0.1614">
            <text:p>0,1614</text:p>
          </table:table-cell>
          <table:table-cell office:value-type="float" office:value="0.0811">
            <text:p>0,0811</text:p>
          </table:table-cell>
          <table:table-cell office:value-type="float" office:value="0.0076">
            <text:p>0,0076</text:p>
          </table:table-cell>
          <table:table-cell table:formula="of:=[.I35]/ABS([.G35])" office:value-type="float" office:value="0.047087980173482">
            <text:p>0,0471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6]+[.A36])/2" office:value-type="float" office:value="715.605">
            <text:p>715,61</text:p>
          </table:table-cell>
          <table:table-cell office:value-type="float" office:value="6.34">
            <text:p>6,3</text:p>
          </table:table-cell>
          <table:table-cell office:value-type="float" office:value="0.083">
            <text:p>0,083</text:p>
          </table:table-cell>
          <table:table-cell office:value-type="float" office:value="0.125">
            <text:p>0,125</text:p>
          </table:table-cell>
          <table:table-cell office:value-type="float" office:value="0.0428">
            <text:p>0,0428</text:p>
          </table:table-cell>
          <table:table-cell office:value-type="float" office:value="0.0816">
            <text:p>0,0816</text:p>
          </table:table-cell>
          <table:table-cell office:value-type="float" office:value="0.0035">
            <text:p>0,0035</text:p>
          </table:table-cell>
          <table:table-cell table:formula="of:=[.I36]/ABS([.G36])" office:value-type="float" office:value="0.0817757009345794">
            <text:p>0,0818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7]+[.A37])/2" office:value-type="float" office:value="715.605">
            <text:p>715,61</text:p>
          </table:table-cell>
          <table:table-cell office:value-type="float" office:value="6.34">
            <text:p>6,3</text:p>
          </table:table-cell>
          <table:table-cell office:value-type="float" office:value="0.083">
            <text:p>0,083</text:p>
          </table:table-cell>
          <table:table-cell office:value-type="float" office:value="0.208">
            <text:p>0,208</text:p>
          </table:table-cell>
          <table:table-cell office:value-type="float" office:value="0.3121">
            <text:p>0,3121</text:p>
          </table:table-cell>
          <table:table-cell office:value-type="float" office:value="0.079">
            <text:p>0,0790</text:p>
          </table:table-cell>
          <table:table-cell office:value-type="float" office:value="0.0146">
            <text:p>0,0146</text:p>
          </table:table-cell>
          <table:table-cell table:formula="of:=[.I37]/ABS([.G37])" office:value-type="float" office:value="0.0467798782441525">
            <text:p>0,0468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8]+[.A38])/2" office:value-type="float" office:value="715.605">
            <text:p>715,61</text:p>
          </table:table-cell>
          <table:table-cell office:value-type="float" office:value="6.34">
            <text:p>6,3</text:p>
          </table:table-cell>
          <table:table-cell office:value-type="float" office:value="0.083">
            <text:p>0,083</text:p>
          </table:table-cell>
          <table:table-cell office:value-type="float" office:value="0.292">
            <text:p>0,292</text:p>
          </table:table-cell>
          <table:table-cell office:value-type="float" office:value="0.3255">
            <text:p>0,3255</text:p>
          </table:table-cell>
          <table:table-cell office:value-type="float" office:value="0.084">
            <text:p>0,0840</text:p>
          </table:table-cell>
          <table:table-cell office:value-type="float" office:value="0.0151">
            <text:p>0,0151</text:p>
          </table:table-cell>
          <table:table-cell table:formula="of:=[.I38]/ABS([.G38])" office:value-type="float" office:value="0.0463901689708141">
            <text:p>0,0464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9]+[.A39])/2" office:value-type="float" office:value="715.605">
            <text:p>715,61</text:p>
          </table:table-cell>
          <table:table-cell office:value-type="float" office:value="6.34">
            <text:p>6,3</text:p>
          </table:table-cell>
          <table:table-cell office:value-type="float" office:value="0.083">
            <text:p>0,083</text:p>
          </table:table-cell>
          <table:table-cell office:value-type="float" office:value="0.375">
            <text:p>0,375</text:p>
          </table:table-cell>
          <table:table-cell office:value-type="float" office:value="0.4696">
            <text:p>0,4696</text:p>
          </table:table-cell>
          <table:table-cell office:value-type="float" office:value="0.0894">
            <text:p>0,0894</text:p>
          </table:table-cell>
          <table:table-cell office:value-type="float" office:value="0.0217">
            <text:p>0,0217</text:p>
          </table:table-cell>
          <table:table-cell table:formula="of:=[.I39]/ABS([.G39])" office:value-type="float" office:value="0.0462095400340716">
            <text:p>0,0462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40]+[.A40])/2" office:value-type="float" office:value="715.605">
            <text:p>715,61</text:p>
          </table:table-cell>
          <table:table-cell office:value-type="float" office:value="6.34">
            <text:p>6,3</text:p>
          </table:table-cell>
          <table:table-cell office:value-type="float" office:value="0.083">
            <text:p>0,083</text:p>
          </table:table-cell>
          <table:table-cell office:value-type="float" office:value="0.458">
            <text:p>0,458</text:p>
          </table:table-cell>
          <table:table-cell office:value-type="float" office:value="0.3992">
            <text:p>0,3992</text:p>
          </table:table-cell>
          <table:table-cell office:value-type="float" office:value="0.0999">
            <text:p>0,0999</text:p>
          </table:table-cell>
          <table:table-cell office:value-type="float" office:value="0.0184">
            <text:p>0,0184</text:p>
          </table:table-cell>
          <table:table-cell table:formula="of:=[.I40]/ABS([.G40])" office:value-type="float" office:value="0.0460921843687375">
            <text:p>0,0461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41]+[.A41])/2" office:value-type="float" office:value="715.605">
            <text:p>715,61</text:p>
          </table:table-cell>
          <table:table-cell office:value-type="float" office:value="6.34">
            <text:p>6,3</text:p>
          </table:table-cell>
          <table:table-cell office:value-type="float" office:value="0.083">
            <text:p>0,083</text:p>
          </table:table-cell>
          <table:table-cell office:value-type="float" office:value="0.542">
            <text:p>0,542</text:p>
          </table:table-cell>
          <table:table-cell office:value-type="float" office:value="0.3761">
            <text:p>0,3761</text:p>
          </table:table-cell>
          <table:table-cell office:value-type="float" office:value="0.1848">
            <text:p>0,1848</text:p>
          </table:table-cell>
          <table:table-cell office:value-type="float" office:value="0.019">
            <text:p>0,0190</text:p>
          </table:table-cell>
          <table:table-cell table:formula="of:=[.I41]/ABS([.G41])" office:value-type="float" office:value="0.0505184791278915">
            <text:p>0,0505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5"/>
          <table:table-cell table:style-name="ce1" table:formula="of:=[.C62]" office:value-type="float" office:value="749.94">
            <text:p>749,94</text:p>
          </table:table-cell>
          <table:table-cell/>
          <table:table-cell table:formula="of:=AVERAGE([.J44:.J62])" office:value-type="float" office:value="0.0550914115470718">
            <text:p>0,055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44]+[.A44])/2" office:value-type="float" office:value="749.94">
            <text:p>749,94</text:p>
          </table:table-cell>
          <table:table-cell office:value-type="float" office:value="6.16">
            <text:p>6,2</text:p>
          </table:table-cell>
          <table:table-cell office:value-type="float" office:value="0.083">
            <text:p>0,083</text:p>
          </table:table-cell>
          <table:table-cell office:value-type="float" office:value="-0.958">
            <text:p>-0,958</text:p>
          </table:table-cell>
          <table:table-cell office:value-type="float" office:value="-0.3596">
            <text:p>-0,3596</text:p>
          </table:table-cell>
          <table:table-cell office:value-type="float" office:value="0.1442">
            <text:p>0,1442</text:p>
          </table:table-cell>
          <table:table-cell office:value-type="float" office:value="0.0165">
            <text:p>0,0165</text:p>
          </table:table-cell>
          <table:table-cell table:formula="of:=[.I44]/ABS([.G44])" office:value-type="float" office:value="0.0458843159065629">
            <text:p>0,0459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45]+[.A45])/2" office:value-type="float" office:value="749.94">
            <text:p>749,94</text:p>
          </table:table-cell>
          <table:table-cell office:value-type="float" office:value="6.16">
            <text:p>6,2</text:p>
          </table:table-cell>
          <table:table-cell office:value-type="float" office:value="0.083">
            <text:p>0,083</text:p>
          </table:table-cell>
          <table:table-cell office:value-type="float" office:value="-0.875">
            <text:p>-0,875</text:p>
          </table:table-cell>
          <table:table-cell office:value-type="float" office:value="-0.5968">
            <text:p>-0,5968</text:p>
          </table:table-cell>
          <table:table-cell office:value-type="float" office:value="0.0947">
            <text:p>0,0947</text:p>
          </table:table-cell>
          <table:table-cell office:value-type="float" office:value="0.028">
            <text:p>0,0280</text:p>
          </table:table-cell>
          <table:table-cell table:formula="of:=[.I45]/ABS([.G45])" office:value-type="float" office:value="0.046916890080429">
            <text:p>0,0469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46]+[.A46])/2" office:value-type="float" office:value="749.94">
            <text:p>749,94</text:p>
          </table:table-cell>
          <table:table-cell office:value-type="float" office:value="6.16">
            <text:p>6,2</text:p>
          </table:table-cell>
          <table:table-cell office:value-type="float" office:value="0.083">
            <text:p>0,083</text:p>
          </table:table-cell>
          <table:table-cell office:value-type="float" office:value="-0.792">
            <text:p>-0,792</text:p>
          </table:table-cell>
          <table:table-cell office:value-type="float" office:value="-0.4055">
            <text:p>-0,4055</text:p>
          </table:table-cell>
          <table:table-cell office:value-type="float" office:value="0.0711">
            <text:p>0,0711</text:p>
          </table:table-cell>
          <table:table-cell office:value-type="float" office:value="0.019">
            <text:p>0,0190</text:p>
          </table:table-cell>
          <table:table-cell table:formula="of:=[.I46]/ABS([.G46])" office:value-type="float" office:value="0.0468557336621455">
            <text:p>0,0469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47]+[.A47])/2" office:value-type="float" office:value="749.94">
            <text:p>749,94</text:p>
          </table:table-cell>
          <table:table-cell office:value-type="float" office:value="6.16">
            <text:p>6,2</text:p>
          </table:table-cell>
          <table:table-cell office:value-type="float" office:value="0.083">
            <text:p>0,083</text:p>
          </table:table-cell>
          <table:table-cell office:value-type="float" office:value="-0.708">
            <text:p>-0,708</text:p>
          </table:table-cell>
          <table:table-cell office:value-type="float" office:value="-0.5532">
            <text:p>-0,5532</text:p>
          </table:table-cell>
          <table:table-cell office:value-type="float" office:value="0.067">
            <text:p>0,0670</text:p>
          </table:table-cell>
          <table:table-cell office:value-type="float" office:value="0.0257">
            <text:p>0,0257</text:p>
          </table:table-cell>
          <table:table-cell table:formula="of:=[.I47]/ABS([.G47])" office:value-type="float" office:value="0.0464569775849602">
            <text:p>0,0465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48]+[.A48])/2" office:value-type="float" office:value="749.94">
            <text:p>749,94</text:p>
          </table:table-cell>
          <table:table-cell office:value-type="float" office:value="6.16">
            <text:p>6,2</text:p>
          </table:table-cell>
          <table:table-cell office:value-type="float" office:value="0.083">
            <text:p>0,083</text:p>
          </table:table-cell>
          <table:table-cell office:value-type="float" office:value="-0.625">
            <text:p>-0,625</text:p>
          </table:table-cell>
          <table:table-cell office:value-type="float" office:value="-0.3204">
            <text:p>-0,3204</text:p>
          </table:table-cell>
          <table:table-cell office:value-type="float" office:value="0.0608">
            <text:p>0,0608</text:p>
          </table:table-cell>
          <table:table-cell office:value-type="float" office:value="0.0153">
            <text:p>0,0153</text:p>
          </table:table-cell>
          <table:table-cell table:formula="of:=[.I48]/ABS([.G48])" office:value-type="float" office:value="0.047752808988764">
            <text:p>0,0478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49]+[.A49])/2" office:value-type="float" office:value="749.94">
            <text:p>749,94</text:p>
          </table:table-cell>
          <table:table-cell office:value-type="float" office:value="6.16">
            <text:p>6,2</text:p>
          </table:table-cell>
          <table:table-cell office:value-type="float" office:value="0.083">
            <text:p>0,083</text:p>
          </table:table-cell>
          <table:table-cell office:value-type="float" office:value="-0.542">
            <text:p>-0,542</text:p>
          </table:table-cell>
          <table:table-cell office:value-type="float" office:value="-0.2455">
            <text:p>-0,2455</text:p>
          </table:table-cell>
          <table:table-cell office:value-type="float" office:value="0.0561">
            <text:p>0,0561</text:p>
          </table:table-cell>
          <table:table-cell office:value-type="float" office:value="0.0113">
            <text:p>0,0113</text:p>
          </table:table-cell>
          <table:table-cell table:formula="of:=[.I49]/ABS([.G49])" office:value-type="float" office:value="0.0460285132382892">
            <text:p>0,0460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0]+[.A50])/2" office:value-type="float" office:value="749.94">
            <text:p>749,94</text:p>
          </table:table-cell>
          <table:table-cell office:value-type="float" office:value="6.16">
            <text:p>6,2</text:p>
          </table:table-cell>
          <table:table-cell office:value-type="float" office:value="0.083">
            <text:p>0,083</text:p>
          </table:table-cell>
          <table:table-cell office:value-type="float" office:value="-0.458">
            <text:p>-0,458</text:p>
          </table:table-cell>
          <table:table-cell office:value-type="float" office:value="-0.1133">
            <text:p>-0,1133</text:p>
          </table:table-cell>
          <table:table-cell office:value-type="float" office:value="0.0665">
            <text:p>0,0665</text:p>
          </table:table-cell>
          <table:table-cell office:value-type="float" office:value="0.0059">
            <text:p>0,0059</text:p>
          </table:table-cell>
          <table:table-cell table:formula="of:=[.I50]/ABS([.G50])" office:value-type="float" office:value="0.0520741394527802">
            <text:p>0,0521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1]+[.A51])/2" office:value-type="float" office:value="749.94">
            <text:p>749,94</text:p>
          </table:table-cell>
          <table:table-cell office:value-type="float" office:value="6.16">
            <text:p>6,2</text:p>
          </table:table-cell>
          <table:table-cell office:value-type="float" office:value="0.083">
            <text:p>0,083</text:p>
          </table:table-cell>
          <table:table-cell office:value-type="float" office:value="-0.375">
            <text:p>-0,375</text:p>
          </table:table-cell>
          <table:table-cell office:value-type="float" office:value="-0.0133">
            <text:p>-0,0133</text:p>
          </table:table-cell>
          <table:table-cell office:value-type="float" office:value="0.0641">
            <text:p>0,0641</text:p>
          </table:table-cell>
          <table:table-cell office:value-type="float" office:value="0.0025">
            <text:p>0,0025</text:p>
          </table:table-cell>
          <table:table-cell table:formula="of:=[.I51]/ABS([.G51])" office:value-type="float" office:value="0.18796992481203">
            <text:p>0,1880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2]+[.A52])/2" office:value-type="float" office:value="749.94">
            <text:p>749,94</text:p>
          </table:table-cell>
          <table:table-cell office:value-type="float" office:value="6.16">
            <text:p>6,2</text:p>
          </table:table-cell>
          <table:table-cell office:value-type="float" office:value="0.083">
            <text:p>0,083</text:p>
          </table:table-cell>
          <table:table-cell office:value-type="float" office:value="-0.292">
            <text:p>-0,292</text:p>
          </table:table-cell>
          <table:table-cell office:value-type="float" office:value="-0.0879">
            <text:p>-0,0879</text:p>
          </table:table-cell>
          <table:table-cell office:value-type="float" office:value="0.0577">
            <text:p>0,0577</text:p>
          </table:table-cell>
          <table:table-cell office:value-type="float" office:value="0.0042">
            <text:p>0,0042</text:p>
          </table:table-cell>
          <table:table-cell table:formula="of:=[.I52]/ABS([.G52])" office:value-type="float" office:value="0.0477815699658703">
            <text:p>0,0478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3]+[.A53])/2" office:value-type="float" office:value="749.94">
            <text:p>749,94</text:p>
          </table:table-cell>
          <table:table-cell office:value-type="float" office:value="6.16">
            <text:p>6,2</text:p>
          </table:table-cell>
          <table:table-cell office:value-type="float" office:value="0.083">
            <text:p>0,083</text:p>
          </table:table-cell>
          <table:table-cell office:value-type="float" office:value="-0.208">
            <text:p>-0,208</text:p>
          </table:table-cell>
          <table:table-cell office:value-type="float" office:value="-0.0566">
            <text:p>-0,0566</text:p>
          </table:table-cell>
          <table:table-cell office:value-type="float" office:value="0.0552">
            <text:p>0,0552</text:p>
          </table:table-cell>
          <table:table-cell office:value-type="float" office:value="0.0031">
            <text:p>0,0031</text:p>
          </table:table-cell>
          <table:table-cell table:formula="of:=[.I53]/ABS([.G53])" office:value-type="float" office:value="0.0547703180212014">
            <text:p>0,0548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4]+[.A54])/2" office:value-type="float" office:value="749.94">
            <text:p>749,94</text:p>
          </table:table-cell>
          <table:table-cell office:value-type="float" office:value="6.16">
            <text:p>6,2</text:p>
          </table:table-cell>
          <table:table-cell office:value-type="float" office:value="0.083">
            <text:p>0,083</text:p>
          </table:table-cell>
          <table:table-cell office:value-type="float" office:value="-0.125">
            <text:p>-0,125</text:p>
          </table:table-cell>
          <table:table-cell office:value-type="float" office:value="0.0712">
            <text:p>0,0712</text:p>
          </table:table-cell>
          <table:table-cell office:value-type="float" office:value="0.054">
            <text:p>0,0540</text:p>
          </table:table-cell>
          <table:table-cell office:value-type="float" office:value="0.0036">
            <text:p>0,0036</text:p>
          </table:table-cell>
          <table:table-cell table:formula="of:=[.I54]/ABS([.G54])" office:value-type="float" office:value="0.050561797752809">
            <text:p>0,0506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5]+[.A55])/2" office:value-type="float" office:value="749.94">
            <text:p>749,94</text:p>
          </table:table-cell>
          <table:table-cell office:value-type="float" office:value="6.16">
            <text:p>6,2</text:p>
          </table:table-cell>
          <table:table-cell office:value-type="float" office:value="0.083">
            <text:p>0,083</text:p>
          </table:table-cell>
          <table:table-cell office:value-type="float" office:value="-0.042">
            <text:p>-0,042</text:p>
          </table:table-cell>
          <table:table-cell office:value-type="float" office:value="0.1168">
            <text:p>0,1168</text:p>
          </table:table-cell>
          <table:table-cell office:value-type="float" office:value="0.0515">
            <text:p>0,0515</text:p>
          </table:table-cell>
          <table:table-cell office:value-type="float" office:value="0.0055">
            <text:p>0,0055</text:p>
          </table:table-cell>
          <table:table-cell table:formula="of:=[.I55]/ABS([.G55])" office:value-type="float" office:value="0.0470890410958904">
            <text:p>0,0471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6]+[.A56])/2" office:value-type="float" office:value="749.94">
            <text:p>749,94</text:p>
          </table:table-cell>
          <table:table-cell office:value-type="float" office:value="6.16">
            <text:p>6,2</text:p>
          </table:table-cell>
          <table:table-cell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office:value-type="float" office:value="0.1819">
            <text:p>0,1819</text:p>
          </table:table-cell>
          <table:table-cell office:value-type="float" office:value="0.052">
            <text:p>0,0520</text:p>
          </table:table-cell>
          <table:table-cell office:value-type="float" office:value="0.0085">
            <text:p>0,0085</text:p>
          </table:table-cell>
          <table:table-cell table:formula="of:=[.I56]/ABS([.G56])" office:value-type="float" office:value="0.0467289719626168">
            <text:p>0,0467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7]+[.A57])/2" office:value-type="float" office:value="749.94">
            <text:p>749,94</text:p>
          </table:table-cell>
          <table:table-cell office:value-type="float" office:value="6.16">
            <text:p>6,2</text:p>
          </table:table-cell>
          <table:table-cell office:value-type="float" office:value="0.083">
            <text:p>0,083</text:p>
          </table:table-cell>
          <table:table-cell office:value-type="float" office:value="0.125">
            <text:p>0,125</text:p>
          </table:table-cell>
          <table:table-cell office:value-type="float" office:value="0.2012">
            <text:p>0,2012</text:p>
          </table:table-cell>
          <table:table-cell office:value-type="float" office:value="0.0514">
            <text:p>0,0514</text:p>
          </table:table-cell>
          <table:table-cell office:value-type="float" office:value="0.0093">
            <text:p>0,0093</text:p>
          </table:table-cell>
          <table:table-cell table:formula="of:=[.I57]/ABS([.G57])" office:value-type="float" office:value="0.0462226640159046">
            <text:p>0,0462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8]+[.A58])/2" office:value-type="float" office:value="749.94">
            <text:p>749,94</text:p>
          </table:table-cell>
          <table:table-cell office:value-type="float" office:value="6.16">
            <text:p>6,2</text:p>
          </table:table-cell>
          <table:table-cell office:value-type="float" office:value="0.083">
            <text:p>0,083</text:p>
          </table:table-cell>
          <table:table-cell office:value-type="float" office:value="0.208">
            <text:p>0,208</text:p>
          </table:table-cell>
          <table:table-cell office:value-type="float" office:value="0.2563">
            <text:p>0,2563</text:p>
          </table:table-cell>
          <table:table-cell office:value-type="float" office:value="0.0524">
            <text:p>0,0524</text:p>
          </table:table-cell>
          <table:table-cell office:value-type="float" office:value="0.012">
            <text:p>0,0120</text:p>
          </table:table-cell>
          <table:table-cell table:formula="of:=[.I58]/ABS([.G58])" office:value-type="float" office:value="0.0468201326570425">
            <text:p>0,0468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9]+[.A59])/2" office:value-type="float" office:value="749.94">
            <text:p>749,94</text:p>
          </table:table-cell>
          <table:table-cell office:value-type="float" office:value="6.16">
            <text:p>6,2</text:p>
          </table:table-cell>
          <table:table-cell office:value-type="float" office:value="0.083">
            <text:p>0,083</text:p>
          </table:table-cell>
          <table:table-cell office:value-type="float" office:value="0.292">
            <text:p>0,292</text:p>
          </table:table-cell>
          <table:table-cell office:value-type="float" office:value="0.2983">
            <text:p>0,2983</text:p>
          </table:table-cell>
          <table:table-cell office:value-type="float" office:value="0.0531">
            <text:p>0,0531</text:p>
          </table:table-cell>
          <table:table-cell office:value-type="float" office:value="0.0138">
            <text:p>0,0138</text:p>
          </table:table-cell>
          <table:table-cell table:formula="of:=[.I59]/ABS([.G59])" office:value-type="float" office:value="0.0462621521957761">
            <text:p>0,0463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60]+[.A60])/2" office:value-type="float" office:value="749.94">
            <text:p>749,94</text:p>
          </table:table-cell>
          <table:table-cell office:value-type="float" office:value="6.16">
            <text:p>6,2</text:p>
          </table:table-cell>
          <table:table-cell office:value-type="float" office:value="0.083">
            <text:p>0,083</text:p>
          </table:table-cell>
          <table:table-cell office:value-type="float" office:value="0.375">
            <text:p>0,375</text:p>
          </table:table-cell>
          <table:table-cell office:value-type="float" office:value="0.3351">
            <text:p>0,3351</text:p>
          </table:table-cell>
          <table:table-cell office:value-type="float" office:value="0.0563">
            <text:p>0,0563</text:p>
          </table:table-cell>
          <table:table-cell office:value-type="float" office:value="0.0156">
            <text:p>0,0156</text:p>
          </table:table-cell>
          <table:table-cell table:formula="of:=[.I60]/ABS([.G60])" office:value-type="float" office:value="0.0465532676812892">
            <text:p>0,0466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61]+[.A61])/2" office:value-type="float" office:value="749.94">
            <text:p>749,94</text:p>
          </table:table-cell>
          <table:table-cell office:value-type="float" office:value="6.16">
            <text:p>6,2</text:p>
          </table:table-cell>
          <table:table-cell office:value-type="float" office:value="0.083">
            <text:p>0,083</text:p>
          </table:table-cell>
          <table:table-cell office:value-type="float" office:value="0.458">
            <text:p>0,458</text:p>
          </table:table-cell>
          <table:table-cell office:value-type="float" office:value="0.3714">
            <text:p>0,3714</text:p>
          </table:table-cell>
          <table:table-cell office:value-type="float" office:value="0.0604">
            <text:p>0,0604</text:p>
          </table:table-cell>
          <table:table-cell office:value-type="float" office:value="0.0171">
            <text:p>0,0171</text:p>
          </table:table-cell>
          <table:table-cell table:formula="of:=[.I61]/ABS([.G61])" office:value-type="float" office:value="0.0460420032310178">
            <text:p>0,0460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62]+[.A62])/2" office:value-type="float" office:value="749.94">
            <text:p>749,94</text:p>
          </table:table-cell>
          <table:table-cell office:value-type="float" office:value="6.16">
            <text:p>6,2</text:p>
          </table:table-cell>
          <table:table-cell office:value-type="float" office:value="0.083">
            <text:p>0,083</text:p>
          </table:table-cell>
          <table:table-cell office:value-type="float" office:value="0.542">
            <text:p>0,542</text:p>
          </table:table-cell>
          <table:table-cell office:value-type="float" office:value="0.3023">
            <text:p>0,3023</text:p>
          </table:table-cell>
          <table:table-cell office:value-type="float" office:value="0.0902">
            <text:p>0,0902</text:p>
          </table:table-cell>
          <table:table-cell office:value-type="float" office:value="0.0145">
            <text:p>0,0145</text:p>
          </table:table-cell>
          <table:table-cell table:formula="of:=[.I62]/ABS([.G62])" office:value-type="float" office:value="0.0479655970889845">
            <text:p>0,048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5"/>
          <table:table-cell table:style-name="ce1" table:formula="of:=[.C84]" office:value-type="float" office:value="783.42">
            <text:p>783,42</text:p>
          </table:table-cell>
          <table:table-cell/>
          <table:table-cell table:formula="of:=AVERAGE([.J65:.J84])" office:value-type="float" office:value="0.113199206166055">
            <text:p>0,1132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65]+[.A65])/2" office:value-type="float" office:value="783.42">
            <text:p>783,42</text:p>
          </table:table-cell>
          <table:table-cell office:value-type="float" office:value="6">
            <text:p>6,0</text:p>
          </table:table-cell>
          <table:table-cell office:value-type="float" office:value="0.083">
            <text:p>0,083</text:p>
          </table:table-cell>
          <table:table-cell office:value-type="float" office:value="-0.958">
            <text:p>-0,958</text:p>
          </table:table-cell>
          <table:table-cell office:value-type="float" office:value="-0.0975">
            <text:p>-0,0975</text:p>
          </table:table-cell>
          <table:table-cell office:value-type="float" office:value="0.1297">
            <text:p>0,1297</text:p>
          </table:table-cell>
          <table:table-cell office:value-type="float" office:value="0.006">
            <text:p>0,0060</text:p>
          </table:table-cell>
          <table:table-cell table:formula="of:=[.I65]/ABS([.G65])" office:value-type="float" office:value="0.0615384615384615">
            <text:p>0,0615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66]+[.A66])/2" office:value-type="float" office:value="783.42">
            <text:p>783,42</text:p>
          </table:table-cell>
          <table:table-cell office:value-type="float" office:value="6">
            <text:p>6,0</text:p>
          </table:table-cell>
          <table:table-cell office:value-type="float" office:value="0.083">
            <text:p>0,083</text:p>
          </table:table-cell>
          <table:table-cell office:value-type="float" office:value="-0.875">
            <text:p>-0,875</text:p>
          </table:table-cell>
          <table:table-cell office:value-type="float" office:value="-0.5368">
            <text:p>-0,5368</text:p>
          </table:table-cell>
          <table:table-cell office:value-type="float" office:value="0.0892">
            <text:p>0,0892</text:p>
          </table:table-cell>
          <table:table-cell office:value-type="float" office:value="0.0249">
            <text:p>0,0249</text:p>
          </table:table-cell>
          <table:table-cell table:formula="of:=[.I66]/ABS([.G66])" office:value-type="float" office:value="0.0463859910581222">
            <text:p>0,0464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67]+[.A67])/2" office:value-type="float" office:value="783.42">
            <text:p>783,42</text:p>
          </table:table-cell>
          <table:table-cell office:value-type="float" office:value="6">
            <text:p>6,0</text:p>
          </table:table-cell>
          <table:table-cell office:value-type="float" office:value="0.083">
            <text:p>0,083</text:p>
          </table:table-cell>
          <table:table-cell office:value-type="float" office:value="-0.792">
            <text:p>-0,792</text:p>
          </table:table-cell>
          <table:table-cell office:value-type="float" office:value="-0.4505">
            <text:p>-0,4505</text:p>
          </table:table-cell>
          <table:table-cell office:value-type="float" office:value="0.0679">
            <text:p>0,0679</text:p>
          </table:table-cell>
          <table:table-cell office:value-type="float" office:value="0.021">
            <text:p>0,0210</text:p>
          </table:table-cell>
          <table:table-cell table:formula="of:=[.I67]/ABS([.G67])" office:value-type="float" office:value="0.04661487236404">
            <text:p>0,0466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68]+[.A68])/2" office:value-type="float" office:value="783.42">
            <text:p>783,42</text:p>
          </table:table-cell>
          <table:table-cell office:value-type="float" office:value="6">
            <text:p>6,0</text:p>
          </table:table-cell>
          <table:table-cell office:value-type="float" office:value="0.083">
            <text:p>0,083</text:p>
          </table:table-cell>
          <table:table-cell office:value-type="float" office:value="-0.708">
            <text:p>-0,708</text:p>
          </table:table-cell>
          <table:table-cell office:value-type="float" office:value="-0.4925">
            <text:p>-0,4925</text:p>
          </table:table-cell>
          <table:table-cell office:value-type="float" office:value="0.0657">
            <text:p>0,0657</text:p>
          </table:table-cell>
          <table:table-cell office:value-type="float" office:value="0.0229">
            <text:p>0,0229</text:p>
          </table:table-cell>
          <table:table-cell table:formula="of:=[.I68]/ABS([.G68])" office:value-type="float" office:value="0.046497461928934">
            <text:p>0,0465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69]+[.A69])/2" office:value-type="float" office:value="783.42">
            <text:p>783,42</text:p>
          </table:table-cell>
          <table:table-cell office:value-type="float" office:value="6">
            <text:p>6,0</text:p>
          </table:table-cell>
          <table:table-cell office:value-type="float" office:value="0.083">
            <text:p>0,083</text:p>
          </table:table-cell>
          <table:table-cell office:value-type="float" office:value="-0.625">
            <text:p>-0,625</text:p>
          </table:table-cell>
          <table:table-cell office:value-type="float" office:value="-0.4231">
            <text:p>-0,4231</text:p>
          </table:table-cell>
          <table:table-cell office:value-type="float" office:value="0.0607">
            <text:p>0,0607</text:p>
          </table:table-cell>
          <table:table-cell office:value-type="float" office:value="0.0201">
            <text:p>0,0201</text:p>
          </table:table-cell>
          <table:table-cell table:formula="of:=[.I69]/ABS([.G69])" office:value-type="float" office:value="0.0475064996454739">
            <text:p>0,0475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0]+[.A70])/2" office:value-type="float" office:value="783.42">
            <text:p>783,42</text:p>
          </table:table-cell>
          <table:table-cell office:value-type="float" office:value="6">
            <text:p>6,0</text:p>
          </table:table-cell>
          <table:table-cell office:value-type="float" office:value="0.083">
            <text:p>0,083</text:p>
          </table:table-cell>
          <table:table-cell office:value-type="float" office:value="-0.542">
            <text:p>-0,542</text:p>
          </table:table-cell>
          <table:table-cell office:value-type="float" office:value="-0.2544">
            <text:p>-0,2544</text:p>
          </table:table-cell>
          <table:table-cell office:value-type="float" office:value="0.0611">
            <text:p>0,0611</text:p>
          </table:table-cell>
          <table:table-cell office:value-type="float" office:value="0.012">
            <text:p>0,0120</text:p>
          </table:table-cell>
          <table:table-cell table:formula="of:=[.I70]/ABS([.G70])" office:value-type="float" office:value="0.0471698113207547">
            <text:p>0,0472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1]+[.A71])/2" office:value-type="float" office:value="783.42">
            <text:p>783,42</text:p>
          </table:table-cell>
          <table:table-cell office:value-type="float" office:value="6">
            <text:p>6,0</text:p>
          </table:table-cell>
          <table:table-cell office:value-type="float" office:value="0.083">
            <text:p>0,083</text:p>
          </table:table-cell>
          <table:table-cell office:value-type="float" office:value="-0.458">
            <text:p>-0,458</text:p>
          </table:table-cell>
          <table:table-cell office:value-type="float" office:value="-0.2125">
            <text:p>-0,2125</text:p>
          </table:table-cell>
          <table:table-cell office:value-type="float" office:value="0.0681">
            <text:p>0,0681</text:p>
          </table:table-cell>
          <table:table-cell office:value-type="float" office:value="0.0109">
            <text:p>0,0109</text:p>
          </table:table-cell>
          <table:table-cell table:formula="of:=[.I71]/ABS([.G71])" office:value-type="float" office:value="0.0512941176470588">
            <text:p>0,0513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2]+[.A72])/2" office:value-type="float" office:value="783.42">
            <text:p>783,42</text:p>
          </table:table-cell>
          <table:table-cell office:value-type="float" office:value="6">
            <text:p>6,0</text:p>
          </table:table-cell>
          <table:table-cell office:value-type="float" office:value="0.083">
            <text:p>0,083</text:p>
          </table:table-cell>
          <table:table-cell office:value-type="float" office:value="-0.375">
            <text:p>-0,375</text:p>
          </table:table-cell>
          <table:table-cell office:value-type="float" office:value="-0.1552">
            <text:p>-0,1552</text:p>
          </table:table-cell>
          <table:table-cell office:value-type="float" office:value="0.067">
            <text:p>0,0670</text:p>
          </table:table-cell>
          <table:table-cell office:value-type="float" office:value="0.0072">
            <text:p>0,0072</text:p>
          </table:table-cell>
          <table:table-cell table:formula="of:=[.I72]/ABS([.G72])" office:value-type="float" office:value="0.0463917525773196">
            <text:p>0,0464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3]+[.A73])/2" office:value-type="float" office:value="783.42">
            <text:p>783,42</text:p>
          </table:table-cell>
          <table:table-cell office:value-type="float" office:value="6">
            <text:p>6,0</text:p>
          </table:table-cell>
          <table:table-cell office:value-type="float" office:value="0.083">
            <text:p>0,083</text:p>
          </table:table-cell>
          <table:table-cell office:value-type="float" office:value="-0.292">
            <text:p>-0,292</text:p>
          </table:table-cell>
          <table:table-cell office:value-type="float" office:value="-0.0034">
            <text:p>-0,0034</text:p>
          </table:table-cell>
          <table:table-cell office:value-type="float" office:value="0.0599">
            <text:p>0,0599</text:p>
          </table:table-cell>
          <table:table-cell office:value-type="float" office:value="0.0022">
            <text:p>0,0022</text:p>
          </table:table-cell>
          <table:table-cell table:formula="of:=[.I73]/ABS([.G73])" office:value-type="float" office:value="0.647058823529412">
            <text:p>0,6471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4]+[.A74])/2" office:value-type="float" office:value="783.42">
            <text:p>783,42</text:p>
          </table:table-cell>
          <table:table-cell office:value-type="float" office:value="6">
            <text:p>6,0</text:p>
          </table:table-cell>
          <table:table-cell office:value-type="float" office:value="0.083">
            <text:p>0,083</text:p>
          </table:table-cell>
          <table:table-cell office:value-type="float" office:value="-0.208">
            <text:p>-0,208</text:p>
          </table:table-cell>
          <table:table-cell office:value-type="float" office:value="0.0053">
            <text:p>0,0053</text:p>
          </table:table-cell>
          <table:table-cell office:value-type="float" office:value="0.0591">
            <text:p>0,0591</text:p>
          </table:table-cell>
          <table:table-cell office:value-type="float" office:value="0.0023">
            <text:p>0,0023</text:p>
          </table:table-cell>
          <table:table-cell table:formula="of:=[.I74]/ABS([.G74])" office:value-type="float" office:value="0.433962264150943">
            <text:p>0,4340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5]+[.A75])/2" office:value-type="float" office:value="783.42">
            <text:p>783,42</text:p>
          </table:table-cell>
          <table:table-cell office:value-type="float" office:value="6">
            <text:p>6,0</text:p>
          </table:table-cell>
          <table:table-cell office:value-type="float" office:value="0.083">
            <text:p>0,083</text:p>
          </table:table-cell>
          <table:table-cell office:value-type="float" office:value="-0.125">
            <text:p>-0,125</text:p>
          </table:table-cell>
          <table:table-cell office:value-type="float" office:value="0.009">
            <text:p>0,0090</text:p>
          </table:table-cell>
          <table:table-cell office:value-type="float" office:value="0.0555">
            <text:p>0,0555</text:p>
          </table:table-cell>
          <table:table-cell office:value-type="float" office:value="0.0021">
            <text:p>0,0021</text:p>
          </table:table-cell>
          <table:table-cell table:formula="of:=[.I75]/ABS([.G75])" office:value-type="float" office:value="0.233333333333333">
            <text:p>0,2333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6]+[.A76])/2" office:value-type="float" office:value="783.42">
            <text:p>783,42</text:p>
          </table:table-cell>
          <table:table-cell office:value-type="float" office:value="6">
            <text:p>6,0</text:p>
          </table:table-cell>
          <table:table-cell office:value-type="float" office:value="0.083">
            <text:p>0,083</text:p>
          </table:table-cell>
          <table:table-cell office:value-type="float" office:value="-0.042">
            <text:p>-0,042</text:p>
          </table:table-cell>
          <table:table-cell office:value-type="float" office:value="-0.027">
            <text:p>-0,0270</text:p>
          </table:table-cell>
          <table:table-cell office:value-type="float" office:value="0.0539">
            <text:p>0,0539</text:p>
          </table:table-cell>
          <table:table-cell office:value-type="float" office:value="0.0023">
            <text:p>0,0023</text:p>
          </table:table-cell>
          <table:table-cell table:formula="of:=[.I76]/ABS([.G76])" office:value-type="float" office:value="0.0851851851851852">
            <text:p>0,0852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7]+[.A77])/2" office:value-type="float" office:value="783.42">
            <text:p>783,42</text:p>
          </table:table-cell>
          <table:table-cell office:value-type="float" office:value="6">
            <text:p>6,0</text:p>
          </table:table-cell>
          <table:table-cell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office:value-type="float" office:value="0.172">
            <text:p>0,1720</text:p>
          </table:table-cell>
          <table:table-cell office:value-type="float" office:value="0.0553">
            <text:p>0,0553</text:p>
          </table:table-cell>
          <table:table-cell office:value-type="float" office:value="0.0082">
            <text:p>0,0082</text:p>
          </table:table-cell>
          <table:table-cell table:formula="of:=[.I77]/ABS([.G77])" office:value-type="float" office:value="0.0476744186046512">
            <text:p>0,0477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8]+[.A78])/2" office:value-type="float" office:value="783.42">
            <text:p>783,42</text:p>
          </table:table-cell>
          <table:table-cell office:value-type="float" office:value="6">
            <text:p>6,0</text:p>
          </table:table-cell>
          <table:table-cell office:value-type="float" office:value="0.083">
            <text:p>0,083</text:p>
          </table:table-cell>
          <table:table-cell office:value-type="float" office:value="0.125">
            <text:p>0,125</text:p>
          </table:table-cell>
          <table:table-cell office:value-type="float" office:value="0.0301">
            <text:p>0,0301</text:p>
          </table:table-cell>
          <table:table-cell office:value-type="float" office:value="0.0562">
            <text:p>0,0562</text:p>
          </table:table-cell>
          <table:table-cell office:value-type="float" office:value="0.0024">
            <text:p>0,0024</text:p>
          </table:table-cell>
          <table:table-cell table:formula="of:=[.I78]/ABS([.G78])" office:value-type="float" office:value="0.079734219269103">
            <text:p>0,0797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9]+[.A79])/2" office:value-type="float" office:value="783.42">
            <text:p>783,42</text:p>
          </table:table-cell>
          <table:table-cell office:value-type="float" office:value="6">
            <text:p>6,0</text:p>
          </table:table-cell>
          <table:table-cell office:value-type="float" office:value="0.083">
            <text:p>0,083</text:p>
          </table:table-cell>
          <table:table-cell office:value-type="float" office:value="0.208">
            <text:p>0,208</text:p>
          </table:table-cell>
          <table:table-cell office:value-type="float" office:value="0.2526">
            <text:p>0,2526</text:p>
          </table:table-cell>
          <table:table-cell office:value-type="float" office:value="0.0554">
            <text:p>0,0554</text:p>
          </table:table-cell>
          <table:table-cell office:value-type="float" office:value="0.012">
            <text:p>0,0120</text:p>
          </table:table-cell>
          <table:table-cell table:formula="of:=[.I79]/ABS([.G79])" office:value-type="float" office:value="0.0475059382422803">
            <text:p>0,0475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80]+[.A80])/2" office:value-type="float" office:value="783.42">
            <text:p>783,42</text:p>
          </table:table-cell>
          <table:table-cell office:value-type="float" office:value="6">
            <text:p>6,0</text:p>
          </table:table-cell>
          <table:table-cell office:value-type="float" office:value="0.083">
            <text:p>0,083</text:p>
          </table:table-cell>
          <table:table-cell office:value-type="float" office:value="0.292">
            <text:p>0,292</text:p>
          </table:table-cell>
          <table:table-cell office:value-type="float" office:value="0.2695">
            <text:p>0,2695</text:p>
          </table:table-cell>
          <table:table-cell office:value-type="float" office:value="0.0576">
            <text:p>0,0576</text:p>
          </table:table-cell>
          <table:table-cell office:value-type="float" office:value="0.0127">
            <text:p>0,0127</text:p>
          </table:table-cell>
          <table:table-cell table:formula="of:=[.I80]/ABS([.G80])" office:value-type="float" office:value="0.0471243042671614">
            <text:p>0,0471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81]+[.A81])/2" office:value-type="float" office:value="783.42">
            <text:p>783,42</text:p>
          </table:table-cell>
          <table:table-cell office:value-type="float" office:value="6">
            <text:p>6,0</text:p>
          </table:table-cell>
          <table:table-cell office:value-type="float" office:value="0.083">
            <text:p>0,083</text:p>
          </table:table-cell>
          <table:table-cell office:value-type="float" office:value="0.375">
            <text:p>0,375</text:p>
          </table:table-cell>
          <table:table-cell office:value-type="float" office:value="0.3126">
            <text:p>0,3126</text:p>
          </table:table-cell>
          <table:table-cell office:value-type="float" office:value="0.0615">
            <text:p>0,0615</text:p>
          </table:table-cell>
          <table:table-cell office:value-type="float" office:value="0.0149">
            <text:p>0,0149</text:p>
          </table:table-cell>
          <table:table-cell table:formula="of:=[.I81]/ABS([.G81])" office:value-type="float" office:value="0.0476647472808701">
            <text:p>0,0477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82]+[.A82])/2" office:value-type="float" office:value="783.42">
            <text:p>783,42</text:p>
          </table:table-cell>
          <table:table-cell office:value-type="float" office:value="6">
            <text:p>6,0</text:p>
          </table:table-cell>
          <table:table-cell office:value-type="float" office:value="0.083">
            <text:p>0,083</text:p>
          </table:table-cell>
          <table:table-cell office:value-type="float" office:value="0.458">
            <text:p>0,458</text:p>
          </table:table-cell>
          <table:table-cell office:value-type="float" office:value="0.4234">
            <text:p>0,4234</text:p>
          </table:table-cell>
          <table:table-cell office:value-type="float" office:value="0.0635">
            <text:p>0,0635</text:p>
          </table:table-cell>
          <table:table-cell office:value-type="float" office:value="0.0198">
            <text:p>0,0198</text:p>
          </table:table-cell>
          <table:table-cell table:formula="of:=[.I82]/ABS([.G82])" office:value-type="float" office:value="0.0467642890883326">
            <text:p>0,0468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83]+[.A83])/2" office:value-type="float" office:value="783.42">
            <text:p>783,42</text:p>
          </table:table-cell>
          <table:table-cell office:value-type="float" office:value="6">
            <text:p>6,0</text:p>
          </table:table-cell>
          <table:table-cell office:value-type="float" office:value="0.083">
            <text:p>0,083</text:p>
          </table:table-cell>
          <table:table-cell office:value-type="float" office:value="0.542">
            <text:p>0,542</text:p>
          </table:table-cell>
          <table:table-cell office:value-type="float" office:value="0.4539">
            <text:p>0,4539</text:p>
          </table:table-cell>
          <table:table-cell office:value-type="float" office:value="0.0786">
            <text:p>0,0786</text:p>
          </table:table-cell>
          <table:table-cell office:value-type="float" office:value="0.0217">
            <text:p>0,0217</text:p>
          </table:table-cell>
          <table:table-cell table:formula="of:=[.I83]/ABS([.G83])" office:value-type="float" office:value="0.0478078871998237">
            <text:p>0,0478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84]+[.A84])/2" office:value-type="float" office:value="783.42">
            <text:p>783,42</text:p>
          </table:table-cell>
          <table:table-cell office:value-type="float" office:value="6">
            <text:p>6,0</text:p>
          </table:table-cell>
          <table:table-cell office:value-type="float" office:value="0.083">
            <text:p>0,083</text:p>
          </table:table-cell>
          <table:table-cell office:value-type="float" office:value="0.625">
            <text:p>0,625</text:p>
          </table:table-cell>
          <table:table-cell office:value-type="float" office:value="1.4358">
            <text:p>1,4358</text:p>
          </table:table-cell>
          <table:table-cell office:value-type="float" office:value="0.3602">
            <text:p>0,3602</text:p>
          </table:table-cell>
          <table:table-cell office:value-type="float" office:value="0.1533">
            <text:p>0,1533</text:p>
          </table:table-cell>
          <table:table-cell table:formula="of:=[.I84]/ABS([.G84])" office:value-type="float" office:value="0.106769745089845">
            <text:p>0,106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5"/>
          <table:table-cell table:style-name="ce1" table:formula="of:=[.C106]" office:value-type="float" office:value="815.92">
            <text:p>815,92</text:p>
          </table:table-cell>
          <table:table-cell/>
          <table:table-cell table:formula="of:=AVERAGE([.J87:.J106])" office:value-type="float" office:value="0.0909252986722939">
            <text:p>0,0909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87]+[.A87])/2" office:value-type="float" office:value="815.92">
            <text:p>815,92</text:p>
          </table:table-cell>
          <table:table-cell office:value-type="float" office:value="5.84">
            <text:p>5,8</text:p>
          </table:table-cell>
          <table:table-cell office:value-type="float" office:value="0.083">
            <text:p>0,083</text:p>
          </table:table-cell>
          <table:table-cell office:value-type="float" office:value="-0.958">
            <text:p>-0,958</text:p>
          </table:table-cell>
          <table:table-cell office:value-type="float" office:value="-0.0696">
            <text:p>-0,0696</text:p>
          </table:table-cell>
          <table:table-cell office:value-type="float" office:value="0.1227">
            <text:p>0,1227</text:p>
          </table:table-cell>
          <table:table-cell office:value-type="float" office:value="0.0052">
            <text:p>0,0052</text:p>
          </table:table-cell>
          <table:table-cell table:formula="of:=[.I87]/ABS([.G87])" office:value-type="float" office:value="0.0747126436781609">
            <text:p>0,0747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88]+[.A88])/2" office:value-type="float" office:value="815.92">
            <text:p>815,92</text:p>
          </table:table-cell>
          <table:table-cell office:value-type="float" office:value="5.84">
            <text:p>5,8</text:p>
          </table:table-cell>
          <table:table-cell office:value-type="float" office:value="0.083">
            <text:p>0,083</text:p>
          </table:table-cell>
          <table:table-cell office:value-type="float" office:value="-0.875">
            <text:p>-0,875</text:p>
          </table:table-cell>
          <table:table-cell office:value-type="float" office:value="-0.4195">
            <text:p>-0,4195</text:p>
          </table:table-cell>
          <table:table-cell office:value-type="float" office:value="0.083">
            <text:p>0,0830</text:p>
          </table:table-cell>
          <table:table-cell office:value-type="float" office:value="0.0195">
            <text:p>0,0195</text:p>
          </table:table-cell>
          <table:table-cell table:formula="of:=[.I88]/ABS([.G88])" office:value-type="float" office:value="0.0464839094159714">
            <text:p>0,0465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89]+[.A89])/2" office:value-type="float" office:value="815.92">
            <text:p>815,92</text:p>
          </table:table-cell>
          <table:table-cell office:value-type="float" office:value="5.84">
            <text:p>5,8</text:p>
          </table:table-cell>
          <table:table-cell office:value-type="float" office:value="0.083">
            <text:p>0,083</text:p>
          </table:table-cell>
          <table:table-cell office:value-type="float" office:value="-0.792">
            <text:p>-0,792</text:p>
          </table:table-cell>
          <table:table-cell office:value-type="float" office:value="-0.3938">
            <text:p>-0,3938</text:p>
          </table:table-cell>
          <table:table-cell office:value-type="float" office:value="0.0645">
            <text:p>0,0645</text:p>
          </table:table-cell>
          <table:table-cell office:value-type="float" office:value="0.0184">
            <text:p>0,0184</text:p>
          </table:table-cell>
          <table:table-cell table:formula="of:=[.I89]/ABS([.G89])" office:value-type="float" office:value="0.0467242254951752">
            <text:p>0,0467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0]+[.A90])/2" office:value-type="float" office:value="815.92">
            <text:p>815,92</text:p>
          </table:table-cell>
          <table:table-cell office:value-type="float" office:value="5.84">
            <text:p>5,8</text:p>
          </table:table-cell>
          <table:table-cell office:value-type="float" office:value="0.083">
            <text:p>0,083</text:p>
          </table:table-cell>
          <table:table-cell office:value-type="float" office:value="-0.708">
            <text:p>-0,708</text:p>
          </table:table-cell>
          <table:table-cell office:value-type="float" office:value="-0.3578">
            <text:p>-0,3578</text:p>
          </table:table-cell>
          <table:table-cell office:value-type="float" office:value="0.0595">
            <text:p>0,0595</text:p>
          </table:table-cell>
          <table:table-cell office:value-type="float" office:value="0.0166">
            <text:p>0,0166</text:p>
          </table:table-cell>
          <table:table-cell table:formula="of:=[.I90]/ABS([.G90])" office:value-type="float" office:value="0.0463946338736724">
            <text:p>0,0464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1]+[.A91])/2" office:value-type="float" office:value="815.92">
            <text:p>815,92</text:p>
          </table:table-cell>
          <table:table-cell office:value-type="float" office:value="5.84">
            <text:p>5,8</text:p>
          </table:table-cell>
          <table:table-cell office:value-type="float" office:value="0.083">
            <text:p>0,083</text:p>
          </table:table-cell>
          <table:table-cell office:value-type="float" office:value="-0.625">
            <text:p>-0,625</text:p>
          </table:table-cell>
          <table:table-cell office:value-type="float" office:value="-0.3259">
            <text:p>-0,3259</text:p>
          </table:table-cell>
          <table:table-cell office:value-type="float" office:value="0.0593">
            <text:p>0,0593</text:p>
          </table:table-cell>
          <table:table-cell office:value-type="float" office:value="0.0156">
            <text:p>0,0156</text:p>
          </table:table-cell>
          <table:table-cell table:formula="of:=[.I91]/ABS([.G91])" office:value-type="float" office:value="0.0478674440012274">
            <text:p>0,0479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2]+[.A92])/2" office:value-type="float" office:value="815.92">
            <text:p>815,92</text:p>
          </table:table-cell>
          <table:table-cell office:value-type="float" office:value="5.84">
            <text:p>5,8</text:p>
          </table:table-cell>
          <table:table-cell office:value-type="float" office:value="0.083">
            <text:p>0,083</text:p>
          </table:table-cell>
          <table:table-cell office:value-type="float" office:value="-0.542">
            <text:p>-0,542</text:p>
          </table:table-cell>
          <table:table-cell office:value-type="float" office:value="-0.2307">
            <text:p>-0,2307</text:p>
          </table:table-cell>
          <table:table-cell office:value-type="float" office:value="0.0582">
            <text:p>0,0582</text:p>
          </table:table-cell>
          <table:table-cell office:value-type="float" office:value="0.0109">
            <text:p>0,0109</text:p>
          </table:table-cell>
          <table:table-cell table:formula="of:=[.I92]/ABS([.G92])" office:value-type="float" office:value="0.047247507585609">
            <text:p>0,0472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3]+[.A93])/2" office:value-type="float" office:value="815.92">
            <text:p>815,92</text:p>
          </table:table-cell>
          <table:table-cell office:value-type="float" office:value="5.84">
            <text:p>5,8</text:p>
          </table:table-cell>
          <table:table-cell office:value-type="float" office:value="0.083">
            <text:p>0,083</text:p>
          </table:table-cell>
          <table:table-cell office:value-type="float" office:value="-0.458">
            <text:p>-0,458</text:p>
          </table:table-cell>
          <table:table-cell office:value-type="float" office:value="-0.3007">
            <text:p>-0,3007</text:p>
          </table:table-cell>
          <table:table-cell office:value-type="float" office:value="0.068">
            <text:p>0,0680</text:p>
          </table:table-cell>
          <table:table-cell office:value-type="float" office:value="0.0156">
            <text:p>0,0156</text:p>
          </table:table-cell>
          <table:table-cell table:formula="of:=[.I93]/ABS([.G93])" office:value-type="float" office:value="0.051878949118723">
            <text:p>0,0519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4]+[.A94])/2" office:value-type="float" office:value="815.92">
            <text:p>815,92</text:p>
          </table:table-cell>
          <table:table-cell office:value-type="float" office:value="5.84">
            <text:p>5,8</text:p>
          </table:table-cell>
          <table:table-cell office:value-type="float" office:value="0.083">
            <text:p>0,083</text:p>
          </table:table-cell>
          <table:table-cell office:value-type="float" office:value="-0.375">
            <text:p>-0,375</text:p>
          </table:table-cell>
          <table:table-cell office:value-type="float" office:value="-0.1659">
            <text:p>-0,1659</text:p>
          </table:table-cell>
          <table:table-cell office:value-type="float" office:value="0.0654">
            <text:p>0,0654</text:p>
          </table:table-cell>
          <table:table-cell office:value-type="float" office:value="0.0081">
            <text:p>0,0081</text:p>
          </table:table-cell>
          <table:table-cell table:formula="of:=[.I94]/ABS([.G94])" office:value-type="float" office:value="0.0488245931283906">
            <text:p>0,0488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5]+[.A95])/2" office:value-type="float" office:value="815.92">
            <text:p>815,92</text:p>
          </table:table-cell>
          <table:table-cell office:value-type="float" office:value="5.84">
            <text:p>5,8</text:p>
          </table:table-cell>
          <table:table-cell office:value-type="float" office:value="0.083">
            <text:p>0,083</text:p>
          </table:table-cell>
          <table:table-cell office:value-type="float" office:value="-0.292">
            <text:p>-0,292</text:p>
          </table:table-cell>
          <table:table-cell office:value-type="float" office:value="-0.1027">
            <text:p>-0,1027</text:p>
          </table:table-cell>
          <table:table-cell office:value-type="float" office:value="0.0601">
            <text:p>0,0601</text:p>
          </table:table-cell>
          <table:table-cell office:value-type="float" office:value="0.0049">
            <text:p>0,0049</text:p>
          </table:table-cell>
          <table:table-cell table:formula="of:=[.I95]/ABS([.G95])" office:value-type="float" office:value="0.0477117818889971">
            <text:p>0,0477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6]+[.A96])/2" office:value-type="float" office:value="815.92">
            <text:p>815,92</text:p>
          </table:table-cell>
          <table:table-cell office:value-type="float" office:value="5.84">
            <text:p>5,8</text:p>
          </table:table-cell>
          <table:table-cell office:value-type="float" office:value="0.083">
            <text:p>0,083</text:p>
          </table:table-cell>
          <table:table-cell office:value-type="float" office:value="-0.208">
            <text:p>-0,208</text:p>
          </table:table-cell>
          <table:table-cell office:value-type="float" office:value="-0.0298">
            <text:p>-0,0298</text:p>
          </table:table-cell>
          <table:table-cell office:value-type="float" office:value="0.0596">
            <text:p>0,0596</text:p>
          </table:table-cell>
          <table:table-cell office:value-type="float" office:value="0.0026">
            <text:p>0,0026</text:p>
          </table:table-cell>
          <table:table-cell table:formula="of:=[.I96]/ABS([.G96])" office:value-type="float" office:value="0.087248322147651">
            <text:p>0,0872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7]+[.A97])/2" office:value-type="float" office:value="815.92">
            <text:p>815,92</text:p>
          </table:table-cell>
          <table:table-cell office:value-type="float" office:value="5.84">
            <text:p>5,8</text:p>
          </table:table-cell>
          <table:table-cell office:value-type="float" office:value="0.083">
            <text:p>0,083</text:p>
          </table:table-cell>
          <table:table-cell office:value-type="float" office:value="-0.125">
            <text:p>-0,125</text:p>
          </table:table-cell>
          <table:table-cell office:value-type="float" office:value="0.0027">
            <text:p>0,0027</text:p>
          </table:table-cell>
          <table:table-cell office:value-type="float" office:value="0.0581">
            <text:p>0,0581</text:p>
          </table:table-cell>
          <table:table-cell office:value-type="float" office:value="0.0022">
            <text:p>0,0022</text:p>
          </table:table-cell>
          <table:table-cell table:formula="of:=[.I97]/ABS([.G97])" office:value-type="float" office:value="0.814814814814815">
            <text:p>0,8148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8]+[.A98])/2" office:value-type="float" office:value="815.92">
            <text:p>815,92</text:p>
          </table:table-cell>
          <table:table-cell office:value-type="float" office:value="5.84">
            <text:p>5,8</text:p>
          </table:table-cell>
          <table:table-cell office:value-type="float" office:value="0.083">
            <text:p>0,083</text:p>
          </table:table-cell>
          <table:table-cell office:value-type="float" office:value="-0.042">
            <text:p>-0,042</text:p>
          </table:table-cell>
          <table:table-cell office:value-type="float" office:value="0.1304">
            <text:p>0,1304</text:p>
          </table:table-cell>
          <table:table-cell office:value-type="float" office:value="0.0571">
            <text:p>0,0571</text:p>
          </table:table-cell>
          <table:table-cell office:value-type="float" office:value="0.0062">
            <text:p>0,0062</text:p>
          </table:table-cell>
          <table:table-cell table:formula="of:=[.I98]/ABS([.G98])" office:value-type="float" office:value="0.0475460122699387">
            <text:p>0,0475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9]+[.A99])/2" office:value-type="float" office:value="815.92">
            <text:p>815,92</text:p>
          </table:table-cell>
          <table:table-cell office:value-type="float" office:value="5.84">
            <text:p>5,8</text:p>
          </table:table-cell>
          <table:table-cell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office:value-type="float" office:value="0.2043">
            <text:p>0,2043</text:p>
          </table:table-cell>
          <table:table-cell office:value-type="float" office:value="0.0562">
            <text:p>0,0562</text:p>
          </table:table-cell>
          <table:table-cell office:value-type="float" office:value="0.0098">
            <text:p>0,0098</text:p>
          </table:table-cell>
          <table:table-cell table:formula="of:=[.I99]/ABS([.G99])" office:value-type="float" office:value="0.0479686735193343">
            <text:p>0,0480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100]+[.A100])/2" office:value-type="float" office:value="815.92">
            <text:p>815,92</text:p>
          </table:table-cell>
          <table:table-cell office:value-type="float" office:value="5.84">
            <text:p>5,8</text:p>
          </table:table-cell>
          <table:table-cell office:value-type="float" office:value="0.083">
            <text:p>0,083</text:p>
          </table:table-cell>
          <table:table-cell office:value-type="float" office:value="0.125">
            <text:p>0,125</text:p>
          </table:table-cell>
          <table:table-cell office:value-type="float" office:value="0.1507">
            <text:p>0,1507</text:p>
          </table:table-cell>
          <table:table-cell office:value-type="float" office:value="0.056">
            <text:p>0,0560</text:p>
          </table:table-cell>
          <table:table-cell office:value-type="float" office:value="0.0071">
            <text:p>0,0071</text:p>
          </table:table-cell>
          <table:table-cell table:formula="of:=[.I100]/ABS([.G100])" office:value-type="float" office:value="0.0471134704711347">
            <text:p>0,0471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101]+[.A101])/2" office:value-type="float" office:value="815.92">
            <text:p>815,92</text:p>
          </table:table-cell>
          <table:table-cell office:value-type="float" office:value="5.84">
            <text:p>5,8</text:p>
          </table:table-cell>
          <table:table-cell office:value-type="float" office:value="0.083">
            <text:p>0,083</text:p>
          </table:table-cell>
          <table:table-cell office:value-type="float" office:value="0.208">
            <text:p>0,208</text:p>
          </table:table-cell>
          <table:table-cell office:value-type="float" office:value="0.2234">
            <text:p>0,2234</text:p>
          </table:table-cell>
          <table:table-cell office:value-type="float" office:value="0.0579">
            <text:p>0,0579</text:p>
          </table:table-cell>
          <table:table-cell office:value-type="float" office:value="0.0108">
            <text:p>0,0108</text:p>
          </table:table-cell>
          <table:table-cell table:formula="of:=[.I101]/ABS([.G101])" office:value-type="float" office:value="0.0483437779767234">
            <text:p>0,0483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102]+[.A102])/2" office:value-type="float" office:value="815.92">
            <text:p>815,92</text:p>
          </table:table-cell>
          <table:table-cell office:value-type="float" office:value="5.84">
            <text:p>5,8</text:p>
          </table:table-cell>
          <table:table-cell office:value-type="float" office:value="0.083">
            <text:p>0,083</text:p>
          </table:table-cell>
          <table:table-cell office:value-type="float" office:value="0.292">
            <text:p>0,292</text:p>
          </table:table-cell>
          <table:table-cell office:value-type="float" office:value="0.2499">
            <text:p>0,2499</text:p>
          </table:table-cell>
          <table:table-cell office:value-type="float" office:value="0.0606">
            <text:p>0,0606</text:p>
          </table:table-cell>
          <table:table-cell office:value-type="float" office:value="0.012">
            <text:p>0,0120</text:p>
          </table:table-cell>
          <table:table-cell table:formula="of:=[.I102]/ABS([.G102])" office:value-type="float" office:value="0.0480192076830732">
            <text:p>0,0480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103]+[.A103])/2" office:value-type="float" office:value="815.92">
            <text:p>815,92</text:p>
          </table:table-cell>
          <table:table-cell office:value-type="float" office:value="5.84">
            <text:p>5,8</text:p>
          </table:table-cell>
          <table:table-cell office:value-type="float" office:value="0.083">
            <text:p>0,083</text:p>
          </table:table-cell>
          <table:table-cell office:value-type="float" office:value="0.375">
            <text:p>0,375</text:p>
          </table:table-cell>
          <table:table-cell office:value-type="float" office:value="0.3343">
            <text:p>0,3343</text:p>
          </table:table-cell>
          <table:table-cell office:value-type="float" office:value="0.0631">
            <text:p>0,0631</text:p>
          </table:table-cell>
          <table:table-cell office:value-type="float" office:value="0.016">
            <text:p>0,0160</text:p>
          </table:table-cell>
          <table:table-cell table:formula="of:=[.I103]/ABS([.G103])" office:value-type="float" office:value="0.0478612025127131">
            <text:p>0,0479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104]+[.A104])/2" office:value-type="float" office:value="815.92">
            <text:p>815,92</text:p>
          </table:table-cell>
          <table:table-cell office:value-type="float" office:value="5.84">
            <text:p>5,8</text:p>
          </table:table-cell>
          <table:table-cell office:value-type="float" office:value="0.083">
            <text:p>0,083</text:p>
          </table:table-cell>
          <table:table-cell office:value-type="float" office:value="0.458">
            <text:p>0,458</text:p>
          </table:table-cell>
          <table:table-cell office:value-type="float" office:value="0.4784">
            <text:p>0,4784</text:p>
          </table:table-cell>
          <table:table-cell office:value-type="float" office:value="0.0691">
            <text:p>0,0691</text:p>
          </table:table-cell>
          <table:table-cell office:value-type="float" office:value="0.0228">
            <text:p>0,0228</text:p>
          </table:table-cell>
          <table:table-cell table:formula="of:=[.I104]/ABS([.G104])" office:value-type="float" office:value="0.0476588628762542">
            <text:p>0,0477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105]+[.A105])/2" office:value-type="float" office:value="815.92">
            <text:p>815,92</text:p>
          </table:table-cell>
          <table:table-cell office:value-type="float" office:value="5.84">
            <text:p>5,8</text:p>
          </table:table-cell>
          <table:table-cell office:value-type="float" office:value="0.083">
            <text:p>0,083</text:p>
          </table:table-cell>
          <table:table-cell office:value-type="float" office:value="0.542">
            <text:p>0,542</text:p>
          </table:table-cell>
          <table:table-cell office:value-type="float" office:value="0.4816">
            <text:p>0,4816</text:p>
          </table:table-cell>
          <table:table-cell office:value-type="float" office:value="0.0799">
            <text:p>0,0799</text:p>
          </table:table-cell>
          <table:table-cell office:value-type="float" office:value="0.024">
            <text:p>0,0240</text:p>
          </table:table-cell>
          <table:table-cell table:formula="of:=[.I105]/ABS([.G105])" office:value-type="float" office:value="0.0498338870431894">
            <text:p>0,0498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106]+[.A106])/2" office:value-type="float" office:value="815.92">
            <text:p>815,92</text:p>
          </table:table-cell>
          <table:table-cell office:value-type="float" office:value="5.84">
            <text:p>5,8</text:p>
          </table:table-cell>
          <table:table-cell office:value-type="float" office:value="0.083">
            <text:p>0,083</text:p>
          </table:table-cell>
          <table:table-cell office:value-type="float" office:value="0.625">
            <text:p>0,625</text:p>
          </table:table-cell>
          <table:table-cell office:value-type="float" office:value="0.6451">
            <text:p>0,6451</text:p>
          </table:table-cell>
          <table:table-cell office:value-type="float" office:value="0.192">
            <text:p>0,1920</text:p>
          </table:table-cell>
          <table:table-cell office:value-type="float" office:value="0.0479">
            <text:p>0,0479</text:p>
          </table:table-cell>
          <table:table-cell table:formula="of:=[.I106]/ABS([.G106])" office:value-type="float" office:value="0.0742520539451248">
            <text:p>0,074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5"/>
          <table:table-cell table:style-name="ce1" table:formula="of:=[.C128]" office:value-type="float" office:value="850.45">
            <text:p>850,45</text:p>
          </table:table-cell>
          <table:table-cell/>
          <table:table-cell table:formula="of:=AVERAGE([.J109:.J128])" office:value-type="float" office:value="0.050275756083676">
            <text:p>0,0503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09]+[.A109])/2" office:value-type="float" office:value="850.45">
            <text:p>850,45</text:p>
          </table:table-cell>
          <table:table-cell office:value-type="float" office:value="5.67">
            <text:p>5,7</text:p>
          </table:table-cell>
          <table:table-cell office:value-type="float" office:value="0.083">
            <text:p>0,083</text:p>
          </table:table-cell>
          <table:table-cell office:value-type="float" office:value="-0.958">
            <text:p>-0,958</text:p>
          </table:table-cell>
          <table:table-cell office:value-type="float" office:value="-0.331">
            <text:p>-0,3310</text:p>
          </table:table-cell>
          <table:table-cell office:value-type="float" office:value="0.1155">
            <text:p>0,1155</text:p>
          </table:table-cell>
          <table:table-cell office:value-type="float" office:value="0.0151">
            <text:p>0,0151</text:p>
          </table:table-cell>
          <table:table-cell table:formula="of:=[.I109]/ABS([.G109])" office:value-type="float" office:value="0.045619335347432">
            <text:p>0,0456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0]+[.A110])/2" office:value-type="float" office:value="850.45">
            <text:p>850,45</text:p>
          </table:table-cell>
          <table:table-cell office:value-type="float" office:value="5.67">
            <text:p>5,7</text:p>
          </table:table-cell>
          <table:table-cell office:value-type="float" office:value="0.083">
            <text:p>0,083</text:p>
          </table:table-cell>
          <table:table-cell office:value-type="float" office:value="-0.875">
            <text:p>-0,875</text:p>
          </table:table-cell>
          <table:table-cell office:value-type="float" office:value="-0.1797">
            <text:p>-0,1797</text:p>
          </table:table-cell>
          <table:table-cell office:value-type="float" office:value="0.0808">
            <text:p>0,0808</text:p>
          </table:table-cell>
          <table:table-cell office:value-type="float" office:value="0.0085">
            <text:p>0,0085</text:p>
          </table:table-cell>
          <table:table-cell table:formula="of:=[.I110]/ABS([.G110])" office:value-type="float" office:value="0.0473010573177518">
            <text:p>0,0473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1]+[.A111])/2" office:value-type="float" office:value="850.45">
            <text:p>850,45</text:p>
          </table:table-cell>
          <table:table-cell office:value-type="float" office:value="5.67">
            <text:p>5,7</text:p>
          </table:table-cell>
          <table:table-cell office:value-type="float" office:value="0.083">
            <text:p>0,083</text:p>
          </table:table-cell>
          <table:table-cell office:value-type="float" office:value="-0.792">
            <text:p>-0,792</text:p>
          </table:table-cell>
          <table:table-cell office:value-type="float" office:value="-0.2463">
            <text:p>-0,2463</text:p>
          </table:table-cell>
          <table:table-cell office:value-type="float" office:value="0.0645">
            <text:p>0,0645</text:p>
          </table:table-cell>
          <table:table-cell office:value-type="float" office:value="0.0118">
            <text:p>0,0118</text:p>
          </table:table-cell>
          <table:table-cell table:formula="of:=[.I111]/ABS([.G111])" office:value-type="float" office:value="0.047909053999188">
            <text:p>0,0479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2]+[.A112])/2" office:value-type="float" office:value="850.45">
            <text:p>850,45</text:p>
          </table:table-cell>
          <table:table-cell office:value-type="float" office:value="5.67">
            <text:p>5,7</text:p>
          </table:table-cell>
          <table:table-cell office:value-type="float" office:value="0.083">
            <text:p>0,083</text:p>
          </table:table-cell>
          <table:table-cell office:value-type="float" office:value="-0.708">
            <text:p>-0,708</text:p>
          </table:table-cell>
          <table:table-cell office:value-type="float" office:value="-0.3491">
            <text:p>-0,3491</text:p>
          </table:table-cell>
          <table:table-cell office:value-type="float" office:value="0.0608">
            <text:p>0,0608</text:p>
          </table:table-cell>
          <table:table-cell office:value-type="float" office:value="0.0162">
            <text:p>0,0162</text:p>
          </table:table-cell>
          <table:table-cell table:formula="of:=[.I112]/ABS([.G112])" office:value-type="float" office:value="0.0464050415353767">
            <text:p>0,0464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3]+[.A113])/2" office:value-type="float" office:value="850.45">
            <text:p>850,45</text:p>
          </table:table-cell>
          <table:table-cell office:value-type="float" office:value="5.67">
            <text:p>5,7</text:p>
          </table:table-cell>
          <table:table-cell office:value-type="float" office:value="0.083">
            <text:p>0,083</text:p>
          </table:table-cell>
          <table:table-cell office:value-type="float" office:value="-0.625">
            <text:p>-0,625</text:p>
          </table:table-cell>
          <table:table-cell office:value-type="float" office:value="-0.1502">
            <text:p>-0,1502</text:p>
          </table:table-cell>
          <table:table-cell office:value-type="float" office:value="0.0585">
            <text:p>0,0585</text:p>
          </table:table-cell>
          <table:table-cell office:value-type="float" office:value="0.0073">
            <text:p>0,0073</text:p>
          </table:table-cell>
          <table:table-cell table:formula="of:=[.I113]/ABS([.G113])" office:value-type="float" office:value="0.0486018641810919">
            <text:p>0,0486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4]+[.A114])/2" office:value-type="float" office:value="850.45">
            <text:p>850,45</text:p>
          </table:table-cell>
          <table:table-cell office:value-type="float" office:value="5.67">
            <text:p>5,7</text:p>
          </table:table-cell>
          <table:table-cell office:value-type="float" office:value="0.083">
            <text:p>0,083</text:p>
          </table:table-cell>
          <table:table-cell office:value-type="float" office:value="-0.542">
            <text:p>-0,542</text:p>
          </table:table-cell>
          <table:table-cell office:value-type="float" office:value="-0.1655">
            <text:p>-0,1655</text:p>
          </table:table-cell>
          <table:table-cell office:value-type="float" office:value="0.0571">
            <text:p>0,0571</text:p>
          </table:table-cell>
          <table:table-cell office:value-type="float" office:value="0.0078">
            <text:p>0,0078</text:p>
          </table:table-cell>
          <table:table-cell table:formula="of:=[.I114]/ABS([.G114])" office:value-type="float" office:value="0.0471299093655589">
            <text:p>0,0471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5]+[.A115])/2" office:value-type="float" office:value="850.45">
            <text:p>850,45</text:p>
          </table:table-cell>
          <table:table-cell office:value-type="float" office:value="5.67">
            <text:p>5,7</text:p>
          </table:table-cell>
          <table:table-cell office:value-type="float" office:value="0.083">
            <text:p>0,083</text:p>
          </table:table-cell>
          <table:table-cell office:value-type="float" office:value="-0.458">
            <text:p>-0,458</text:p>
          </table:table-cell>
          <table:table-cell office:value-type="float" office:value="-0.1366">
            <text:p>-0,1366</text:p>
          </table:table-cell>
          <table:table-cell office:value-type="float" office:value="0.0703">
            <text:p>0,0703</text:p>
          </table:table-cell>
          <table:table-cell office:value-type="float" office:value="0.0075">
            <text:p>0,0075</text:p>
          </table:table-cell>
          <table:table-cell table:formula="of:=[.I115]/ABS([.G115])" office:value-type="float" office:value="0.054904831625183">
            <text:p>0,0549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6]+[.A116])/2" office:value-type="float" office:value="850.45">
            <text:p>850,45</text:p>
          </table:table-cell>
          <table:table-cell office:value-type="float" office:value="5.67">
            <text:p>5,7</text:p>
          </table:table-cell>
          <table:table-cell office:value-type="float" office:value="0.083">
            <text:p>0,083</text:p>
          </table:table-cell>
          <table:table-cell office:value-type="float" office:value="-0.375">
            <text:p>-0,375</text:p>
          </table:table-cell>
          <table:table-cell office:value-type="float" office:value="-0.1364">
            <text:p>-0,1364</text:p>
          </table:table-cell>
          <table:table-cell office:value-type="float" office:value="0.0729">
            <text:p>0,0729</text:p>
          </table:table-cell>
          <table:table-cell office:value-type="float" office:value="0.007">
            <text:p>0,0070</text:p>
          </table:table-cell>
          <table:table-cell table:formula="of:=[.I116]/ABS([.G116])" office:value-type="float" office:value="0.0513196480938416">
            <text:p>0,0513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7]+[.A117])/2" office:value-type="float" office:value="850.45">
            <text:p>850,45</text:p>
          </table:table-cell>
          <table:table-cell office:value-type="float" office:value="5.67">
            <text:p>5,7</text:p>
          </table:table-cell>
          <table:table-cell office:value-type="float" office:value="0.083">
            <text:p>0,083</text:p>
          </table:table-cell>
          <table:table-cell office:value-type="float" office:value="-0.292">
            <text:p>-0,292</text:p>
          </table:table-cell>
          <table:table-cell office:value-type="float" office:value="-0.1517">
            <text:p>-0,1517</text:p>
          </table:table-cell>
          <table:table-cell office:value-type="float" office:value="0.0633">
            <text:p>0,0633</text:p>
          </table:table-cell>
          <table:table-cell office:value-type="float" office:value="0.0071">
            <text:p>0,0071</text:p>
          </table:table-cell>
          <table:table-cell table:formula="of:=[.I117]/ABS([.G117])" office:value-type="float" office:value="0.0468029004614371">
            <text:p>0,0468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8]+[.A118])/2" office:value-type="float" office:value="850.45">
            <text:p>850,45</text:p>
          </table:table-cell>
          <table:table-cell office:value-type="float" office:value="5.67">
            <text:p>5,7</text:p>
          </table:table-cell>
          <table:table-cell office:value-type="float" office:value="0.083">
            <text:p>0,083</text:p>
          </table:table-cell>
          <table:table-cell office:value-type="float" office:value="-0.208">
            <text:p>-0,208</text:p>
          </table:table-cell>
          <table:table-cell office:value-type="float" office:value="-0.1445">
            <text:p>-0,1445</text:p>
          </table:table-cell>
          <table:table-cell office:value-type="float" office:value="0.0612">
            <text:p>0,0612</text:p>
          </table:table-cell>
          <table:table-cell office:value-type="float" office:value="0.007">
            <text:p>0,0070</text:p>
          </table:table-cell>
          <table:table-cell table:formula="of:=[.I118]/ABS([.G118])" office:value-type="float" office:value="0.0484429065743945">
            <text:p>0,0484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9]+[.A119])/2" office:value-type="float" office:value="850.45">
            <text:p>850,45</text:p>
          </table:table-cell>
          <table:table-cell office:value-type="float" office:value="5.67">
            <text:p>5,7</text:p>
          </table:table-cell>
          <table:table-cell office:value-type="float" office:value="0.083">
            <text:p>0,083</text:p>
          </table:table-cell>
          <table:table-cell office:value-type="float" office:value="-0.125">
            <text:p>-0,125</text:p>
          </table:table-cell>
          <table:table-cell office:value-type="float" office:value="-0.0839">
            <text:p>-0,0839</text:p>
          </table:table-cell>
          <table:table-cell office:value-type="float" office:value="0.0615">
            <text:p>0,0615</text:p>
          </table:table-cell>
          <table:table-cell office:value-type="float" office:value="0.0042">
            <text:p>0,0042</text:p>
          </table:table-cell>
          <table:table-cell table:formula="of:=[.I119]/ABS([.G119])" office:value-type="float" office:value="0.0500595947556615">
            <text:p>0,0501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20]+[.A120])/2" office:value-type="float" office:value="850.45">
            <text:p>850,45</text:p>
          </table:table-cell>
          <table:table-cell office:value-type="float" office:value="5.67">
            <text:p>5,7</text:p>
          </table:table-cell>
          <table:table-cell office:value-type="float" office:value="0.083">
            <text:p>0,083</text:p>
          </table:table-cell>
          <table:table-cell office:value-type="float" office:value="-0.042">
            <text:p>-0,042</text:p>
          </table:table-cell>
          <table:table-cell office:value-type="float" office:value="0.0911">
            <text:p>0,0911</text:p>
          </table:table-cell>
          <table:table-cell office:value-type="float" office:value="0.0618">
            <text:p>0,0618</text:p>
          </table:table-cell>
          <table:table-cell office:value-type="float" office:value="0.0046">
            <text:p>0,0046</text:p>
          </table:table-cell>
          <table:table-cell table:formula="of:=[.I120]/ABS([.G120])" office:value-type="float" office:value="0.0504939626783754">
            <text:p>0,0505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21]+[.A121])/2" office:value-type="float" office:value="850.45">
            <text:p>850,45</text:p>
          </table:table-cell>
          <table:table-cell office:value-type="float" office:value="5.67">
            <text:p>5,7</text:p>
          </table:table-cell>
          <table:table-cell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office:value-type="float" office:value="0.1333">
            <text:p>0,1333</text:p>
          </table:table-cell>
          <table:table-cell office:value-type="float" office:value="0.0622">
            <text:p>0,0622</text:p>
          </table:table-cell>
          <table:table-cell office:value-type="float" office:value="0.0065">
            <text:p>0,0065</text:p>
          </table:table-cell>
          <table:table-cell table:formula="of:=[.I121]/ABS([.G121])" office:value-type="float" office:value="0.0487621905476369">
            <text:p>0,0488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22]+[.A122])/2" office:value-type="float" office:value="850.45">
            <text:p>850,45</text:p>
          </table:table-cell>
          <table:table-cell office:value-type="float" office:value="5.67">
            <text:p>5,7</text:p>
          </table:table-cell>
          <table:table-cell office:value-type="float" office:value="0.083">
            <text:p>0,083</text:p>
          </table:table-cell>
          <table:table-cell office:value-type="float" office:value="0.125">
            <text:p>0,125</text:p>
          </table:table-cell>
          <table:table-cell office:value-type="float" office:value="0.1523">
            <text:p>0,1523</text:p>
          </table:table-cell>
          <table:table-cell office:value-type="float" office:value="0.0615">
            <text:p>0,0615</text:p>
          </table:table-cell>
          <table:table-cell office:value-type="float" office:value="0.0071">
            <text:p>0,0071</text:p>
          </table:table-cell>
          <table:table-cell table:formula="of:=[.I122]/ABS([.G122])" office:value-type="float" office:value="0.0466185160866711">
            <text:p>0,0466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23]+[.A123])/2" office:value-type="float" office:value="850.45">
            <text:p>850,45</text:p>
          </table:table-cell>
          <table:table-cell office:value-type="float" office:value="5.67">
            <text:p>5,7</text:p>
          </table:table-cell>
          <table:table-cell office:value-type="float" office:value="0.083">
            <text:p>0,083</text:p>
          </table:table-cell>
          <table:table-cell office:value-type="float" office:value="0.208">
            <text:p>0,208</text:p>
          </table:table-cell>
          <table:table-cell office:value-type="float" office:value="0.2317">
            <text:p>0,2317</text:p>
          </table:table-cell>
          <table:table-cell office:value-type="float" office:value="0.0648">
            <text:p>0,0648</text:p>
          </table:table-cell>
          <table:table-cell office:value-type="float" office:value="0.0116">
            <text:p>0,0116</text:p>
          </table:table-cell>
          <table:table-cell table:formula="of:=[.I123]/ABS([.G123])" office:value-type="float" office:value="0.0500647388864912">
            <text:p>0,0501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24]+[.A124])/2" office:value-type="float" office:value="850.45">
            <text:p>850,45</text:p>
          </table:table-cell>
          <table:table-cell office:value-type="float" office:value="5.67">
            <text:p>5,7</text:p>
          </table:table-cell>
          <table:table-cell office:value-type="float" office:value="0.083">
            <text:p>0,083</text:p>
          </table:table-cell>
          <table:table-cell office:value-type="float" office:value="0.292">
            <text:p>0,292</text:p>
          </table:table-cell>
          <table:table-cell office:value-type="float" office:value="0.2371">
            <text:p>0,2371</text:p>
          </table:table-cell>
          <table:table-cell office:value-type="float" office:value="0.068">
            <text:p>0,0680</text:p>
          </table:table-cell>
          <table:table-cell office:value-type="float" office:value="0.0117">
            <text:p>0,0117</text:p>
          </table:table-cell>
          <table:table-cell table:formula="of:=[.I124]/ABS([.G124])" office:value-type="float" office:value="0.0493462673977225">
            <text:p>0,0493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25]+[.A125])/2" office:value-type="float" office:value="850.45">
            <text:p>850,45</text:p>
          </table:table-cell>
          <table:table-cell office:value-type="float" office:value="5.67">
            <text:p>5,7</text:p>
          </table:table-cell>
          <table:table-cell office:value-type="float" office:value="0.083">
            <text:p>0,083</text:p>
          </table:table-cell>
          <table:table-cell office:value-type="float" office:value="0.375">
            <text:p>0,375</text:p>
          </table:table-cell>
          <table:table-cell office:value-type="float" office:value="0.2061">
            <text:p>0,2061</text:p>
          </table:table-cell>
          <table:table-cell office:value-type="float" office:value="0.0712">
            <text:p>0,0712</text:p>
          </table:table-cell>
          <table:table-cell office:value-type="float" office:value="0.0101">
            <text:p>0,0101</text:p>
          </table:table-cell>
          <table:table-cell table:formula="of:=[.I125]/ABS([.G125])" office:value-type="float" office:value="0.0490053372149442">
            <text:p>0,0490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26]+[.A126])/2" office:value-type="float" office:value="850.45">
            <text:p>850,45</text:p>
          </table:table-cell>
          <table:table-cell office:value-type="float" office:value="5.67">
            <text:p>5,7</text:p>
          </table:table-cell>
          <table:table-cell office:value-type="float" office:value="0.083">
            <text:p>0,083</text:p>
          </table:table-cell>
          <table:table-cell office:value-type="float" office:value="0.458">
            <text:p>0,458</text:p>
          </table:table-cell>
          <table:table-cell office:value-type="float" office:value="0.4789">
            <text:p>0,4789</text:p>
          </table:table-cell>
          <table:table-cell office:value-type="float" office:value="0.077">
            <text:p>0,0770</text:p>
          </table:table-cell>
          <table:table-cell office:value-type="float" office:value="0.0244">
            <text:p>0,0244</text:p>
          </table:table-cell>
          <table:table-cell table:formula="of:=[.I126]/ABS([.G126])" office:value-type="float" office:value="0.0509500939653372">
            <text:p>0,0510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27]+[.A127])/2" office:value-type="float" office:value="850.45">
            <text:p>850,45</text:p>
          </table:table-cell>
          <table:table-cell office:value-type="float" office:value="5.67">
            <text:p>5,7</text:p>
          </table:table-cell>
          <table:table-cell office:value-type="float" office:value="0.083">
            <text:p>0,083</text:p>
          </table:table-cell>
          <table:table-cell office:value-type="float" office:value="0.542">
            <text:p>0,542</text:p>
          </table:table-cell>
          <table:table-cell office:value-type="float" office:value="0.5416">
            <text:p>0,5416</text:p>
          </table:table-cell>
          <table:table-cell office:value-type="float" office:value="0.0866">
            <text:p>0,0866</text:p>
          </table:table-cell>
          <table:table-cell office:value-type="float" office:value="0.0271">
            <text:p>0,0271</text:p>
          </table:table-cell>
          <table:table-cell table:formula="of:=[.I127]/ABS([.G127])" office:value-type="float" office:value="0.0500369276218611">
            <text:p>0,0500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28]+[.A128])/2" office:value-type="float" office:value="850.45">
            <text:p>850,45</text:p>
          </table:table-cell>
          <table:table-cell office:value-type="float" office:value="5.67">
            <text:p>5,7</text:p>
          </table:table-cell>
          <table:table-cell office:value-type="float" office:value="0.083">
            <text:p>0,083</text:p>
          </table:table-cell>
          <table:table-cell office:value-type="float" office:value="0.625">
            <text:p>0,625</text:p>
          </table:table-cell>
          <table:table-cell office:value-type="float" office:value="0.8199">
            <text:p>0,8199</text:p>
          </table:table-cell>
          <table:table-cell office:value-type="float" office:value="0.1691">
            <text:p>0,1691</text:p>
          </table:table-cell>
          <table:table-cell office:value-type="float" office:value="0.0621">
            <text:p>0,0621</text:p>
          </table:table-cell>
          <table:table-cell table:formula="of:=[.I128]/ABS([.G128])" office:value-type="float" office:value="0.0757409440175631">
            <text:p>0,075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5"/>
          <table:table-cell table:style-name="ce1" table:formula="of:=[.C150]" office:value-type="float" office:value="884.015">
            <text:p>884,02</text:p>
          </table:table-cell>
          <table:table-cell/>
          <table:table-cell table:formula="of:=AVERAGE([.J131:.J150])" office:value-type="float" office:value="0.067309805660444">
            <text:p>0,0673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31]+[.A131])/2" office:value-type="float" office:value="884.015">
            <text:p>884,02</text:p>
          </table:table-cell>
          <table:table-cell office:value-type="float" office:value="5.52">
            <text:p>5,5</text:p>
          </table:table-cell>
          <table:table-cell office:value-type="float" office:value="0.083">
            <text:p>0,083</text:p>
          </table:table-cell>
          <table:table-cell office:value-type="float" office:value="-0.958">
            <text:p>-0,958</text:p>
          </table:table-cell>
          <table:table-cell office:value-type="float" office:value="-0.1529">
            <text:p>-0,1529</text:p>
          </table:table-cell>
          <table:table-cell office:value-type="float" office:value="0.1617">
            <text:p>0,1617</text:p>
          </table:table-cell>
          <table:table-cell office:value-type="float" office:value="0.0086">
            <text:p>0,0086</text:p>
          </table:table-cell>
          <table:table-cell table:formula="of:=[.I131]/ABS([.G131])" office:value-type="float" office:value="0.0562459123610203">
            <text:p>0,0562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32]+[.A132])/2" office:value-type="float" office:value="884.015">
            <text:p>884,02</text:p>
          </table:table-cell>
          <table:table-cell office:value-type="float" office:value="5.52">
            <text:p>5,5</text:p>
          </table:table-cell>
          <table:table-cell office:value-type="float" office:value="0.083">
            <text:p>0,083</text:p>
          </table:table-cell>
          <table:table-cell office:value-type="float" office:value="-0.875">
            <text:p>-0,875</text:p>
          </table:table-cell>
          <table:table-cell office:value-type="float" office:value="-0.4282">
            <text:p>-0,4282</text:p>
          </table:table-cell>
          <table:table-cell office:value-type="float" office:value="0.1179">
            <text:p>0,1179</text:p>
          </table:table-cell>
          <table:table-cell office:value-type="float" office:value="0.02">
            <text:p>0,0200</text:p>
          </table:table-cell>
          <table:table-cell table:formula="of:=[.I132]/ABS([.G132])" office:value-type="float" office:value="0.0467071461933676">
            <text:p>0,0467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33]+[.A133])/2" office:value-type="float" office:value="884.015">
            <text:p>884,02</text:p>
          </table:table-cell>
          <table:table-cell office:value-type="float" office:value="5.52">
            <text:p>5,5</text:p>
          </table:table-cell>
          <table:table-cell office:value-type="float" office:value="0.083">
            <text:p>0,083</text:p>
          </table:table-cell>
          <table:table-cell office:value-type="float" office:value="-0.792">
            <text:p>-0,792</text:p>
          </table:table-cell>
          <table:table-cell office:value-type="float" office:value="-0.1861">
            <text:p>-0,1861</text:p>
          </table:table-cell>
          <table:table-cell office:value-type="float" office:value="0.0952">
            <text:p>0,0952</text:p>
          </table:table-cell>
          <table:table-cell office:value-type="float" office:value="0.0094">
            <text:p>0,0094</text:p>
          </table:table-cell>
          <table:table-cell table:formula="of:=[.I133]/ABS([.G133])" office:value-type="float" office:value="0.0505104782375067">
            <text:p>0,0505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34]+[.A134])/2" office:value-type="float" office:value="884.015">
            <text:p>884,02</text:p>
          </table:table-cell>
          <table:table-cell office:value-type="float" office:value="5.52">
            <text:p>5,5</text:p>
          </table:table-cell>
          <table:table-cell office:value-type="float" office:value="0.083">
            <text:p>0,083</text:p>
          </table:table-cell>
          <table:table-cell office:value-type="float" office:value="-0.708">
            <text:p>-0,708</text:p>
          </table:table-cell>
          <table:table-cell office:value-type="float" office:value="-0.209">
            <text:p>-0,2090</text:p>
          </table:table-cell>
          <table:table-cell office:value-type="float" office:value="0.0895">
            <text:p>0,0895</text:p>
          </table:table-cell>
          <table:table-cell office:value-type="float" office:value="0.0099">
            <text:p>0,0099</text:p>
          </table:table-cell>
          <table:table-cell table:formula="of:=[.I134]/ABS([.G134])" office:value-type="float" office:value="0.0473684210526316">
            <text:p>0,0474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35]+[.A135])/2" office:value-type="float" office:value="884.015">
            <text:p>884,02</text:p>
          </table:table-cell>
          <table:table-cell office:value-type="float" office:value="5.52">
            <text:p>5,5</text:p>
          </table:table-cell>
          <table:table-cell office:value-type="float" office:value="0.083">
            <text:p>0,083</text:p>
          </table:table-cell>
          <table:table-cell office:value-type="float" office:value="-0.625">
            <text:p>-0,625</text:p>
          </table:table-cell>
          <table:table-cell office:value-type="float" office:value="-0.2249">
            <text:p>-0,2249</text:p>
          </table:table-cell>
          <table:table-cell office:value-type="float" office:value="0.09">
            <text:p>0,0900</text:p>
          </table:table-cell>
          <table:table-cell office:value-type="float" office:value="0.0112">
            <text:p>0,0112</text:p>
          </table:table-cell>
          <table:table-cell table:formula="of:=[.I135]/ABS([.G135])" office:value-type="float" office:value="0.0497999110715874">
            <text:p>0,0498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36]+[.A136])/2" office:value-type="float" office:value="884.015">
            <text:p>884,02</text:p>
          </table:table-cell>
          <table:table-cell office:value-type="float" office:value="5.52">
            <text:p>5,5</text:p>
          </table:table-cell>
          <table:table-cell office:value-type="float" office:value="0.083">
            <text:p>0,083</text:p>
          </table:table-cell>
          <table:table-cell office:value-type="float" office:value="-0.542">
            <text:p>-0,542</text:p>
          </table:table-cell>
          <table:table-cell office:value-type="float" office:value="-0.2926">
            <text:p>-0,2926</text:p>
          </table:table-cell>
          <table:table-cell office:value-type="float" office:value="0.0883">
            <text:p>0,0883</text:p>
          </table:table-cell>
          <table:table-cell office:value-type="float" office:value="0.0141">
            <text:p>0,0141</text:p>
          </table:table-cell>
          <table:table-cell table:formula="of:=[.I136]/ABS([.G136])" office:value-type="float" office:value="0.0481886534518114">
            <text:p>0,0482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37]+[.A137])/2" office:value-type="float" office:value="884.015">
            <text:p>884,02</text:p>
          </table:table-cell>
          <table:table-cell office:value-type="float" office:value="5.52">
            <text:p>5,5</text:p>
          </table:table-cell>
          <table:table-cell office:value-type="float" office:value="0.083">
            <text:p>0,083</text:p>
          </table:table-cell>
          <table:table-cell office:value-type="float" office:value="-0.458">
            <text:p>-0,458</text:p>
          </table:table-cell>
          <table:table-cell office:value-type="float" office:value="-0.2689">
            <text:p>-0,2689</text:p>
          </table:table-cell>
          <table:table-cell office:value-type="float" office:value="0.1044">
            <text:p>0,1044</text:p>
          </table:table-cell>
          <table:table-cell office:value-type="float" office:value="0.0149">
            <text:p>0,0149</text:p>
          </table:table-cell>
          <table:table-cell table:formula="of:=[.I137]/ABS([.G137])" office:value-type="float" office:value="0.0554109334325028">
            <text:p>0,0554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38]+[.A138])/2" office:value-type="float" office:value="884.015">
            <text:p>884,02</text:p>
          </table:table-cell>
          <table:table-cell office:value-type="float" office:value="5.52">
            <text:p>5,5</text:p>
          </table:table-cell>
          <table:table-cell office:value-type="float" office:value="0.083">
            <text:p>0,083</text:p>
          </table:table-cell>
          <table:table-cell office:value-type="float" office:value="-0.375">
            <text:p>-0,375</text:p>
          </table:table-cell>
          <table:table-cell office:value-type="float" office:value="-0.2535">
            <text:p>-0,2535</text:p>
          </table:table-cell>
          <table:table-cell office:value-type="float" office:value="0.1121">
            <text:p>0,1121</text:p>
          </table:table-cell>
          <table:table-cell office:value-type="float" office:value="0.0126">
            <text:p>0,0126</text:p>
          </table:table-cell>
          <table:table-cell table:formula="of:=[.I138]/ABS([.G138])" office:value-type="float" office:value="0.0497041420118343">
            <text:p>0,0497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39]+[.A139])/2" office:value-type="float" office:value="884.015">
            <text:p>884,02</text:p>
          </table:table-cell>
          <table:table-cell office:value-type="float" office:value="5.52">
            <text:p>5,5</text:p>
          </table:table-cell>
          <table:table-cell office:value-type="float" office:value="0.083">
            <text:p>0,083</text:p>
          </table:table-cell>
          <table:table-cell office:value-type="float" office:value="-0.292">
            <text:p>-0,292</text:p>
          </table:table-cell>
          <table:table-cell office:value-type="float" office:value="-0.0234">
            <text:p>-0,0234</text:p>
          </table:table-cell>
          <table:table-cell office:value-type="float" office:value="0.0991">
            <text:p>0,0991</text:p>
          </table:table-cell>
          <table:table-cell office:value-type="float" office:value="0.0038">
            <text:p>0,0038</text:p>
          </table:table-cell>
          <table:table-cell table:formula="of:=[.I139]/ABS([.G139])" office:value-type="float" office:value="0.162393162393162">
            <text:p>0,1624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0]+[.A140])/2" office:value-type="float" office:value="884.015">
            <text:p>884,02</text:p>
          </table:table-cell>
          <table:table-cell office:value-type="float" office:value="5.52">
            <text:p>5,5</text:p>
          </table:table-cell>
          <table:table-cell office:value-type="float" office:value="0.083">
            <text:p>0,083</text:p>
          </table:table-cell>
          <table:table-cell office:value-type="float" office:value="-0.208">
            <text:p>-0,208</text:p>
          </table:table-cell>
          <table:table-cell office:value-type="float" office:value="-0.2683">
            <text:p>-0,2683</text:p>
          </table:table-cell>
          <table:table-cell office:value-type="float" office:value="0.1001">
            <text:p>0,1001</text:p>
          </table:table-cell>
          <table:table-cell office:value-type="float" office:value="0.0133">
            <text:p>0,0133</text:p>
          </table:table-cell>
          <table:table-cell table:formula="of:=[.I140]/ABS([.G140])" office:value-type="float" office:value="0.0495713753261275">
            <text:p>0,0496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1]+[.A141])/2" office:value-type="float" office:value="884.015">
            <text:p>884,02</text:p>
          </table:table-cell>
          <table:table-cell office:value-type="float" office:value="5.52">
            <text:p>5,5</text:p>
          </table:table-cell>
          <table:table-cell office:value-type="float" office:value="0.083">
            <text:p>0,083</text:p>
          </table:table-cell>
          <table:table-cell office:value-type="float" office:value="-0.125">
            <text:p>-0,125</text:p>
          </table:table-cell>
          <table:table-cell office:value-type="float" office:value="-0.0204">
            <text:p>-0,0204</text:p>
          </table:table-cell>
          <table:table-cell office:value-type="float" office:value="0.0981">
            <text:p>0,0981</text:p>
          </table:table-cell>
          <table:table-cell office:value-type="float" office:value="0.0039">
            <text:p>0,0039</text:p>
          </table:table-cell>
          <table:table-cell table:formula="of:=[.I141]/ABS([.G141])" office:value-type="float" office:value="0.191176470588235">
            <text:p>0,1912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2]+[.A142])/2" office:value-type="float" office:value="884.015">
            <text:p>884,02</text:p>
          </table:table-cell>
          <table:table-cell office:value-type="float" office:value="5.52">
            <text:p>5,5</text:p>
          </table:table-cell>
          <table:table-cell office:value-type="float" office:value="0.083">
            <text:p>0,083</text:p>
          </table:table-cell>
          <table:table-cell office:value-type="float" office:value="-0.042">
            <text:p>-0,042</text:p>
          </table:table-cell>
          <table:table-cell office:value-type="float" office:value="0.0547">
            <text:p>0,0547</text:p>
          </table:table-cell>
          <table:table-cell office:value-type="float" office:value="0.0925">
            <text:p>0,0925</text:p>
          </table:table-cell>
          <table:table-cell office:value-type="float" office:value="0.0042">
            <text:p>0,0042</text:p>
          </table:table-cell>
          <table:table-cell table:formula="of:=[.I142]/ABS([.G142])" office:value-type="float" office:value="0.076782449725777">
            <text:p>0,0768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3]+[.A143])/2" office:value-type="float" office:value="884.015">
            <text:p>884,02</text:p>
          </table:table-cell>
          <table:table-cell office:value-type="float" office:value="5.52">
            <text:p>5,5</text:p>
          </table:table-cell>
          <table:table-cell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office:value-type="float" office:value="0.0984">
            <text:p>0,0984</text:p>
          </table:table-cell>
          <table:table-cell office:value-type="float" office:value="0.0978">
            <text:p>0,0978</text:p>
          </table:table-cell>
          <table:table-cell office:value-type="float" office:value="0.0056">
            <text:p>0,0056</text:p>
          </table:table-cell>
          <table:table-cell table:formula="of:=[.I143]/ABS([.G143])" office:value-type="float" office:value="0.0569105691056911">
            <text:p>0,0569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4]+[.A144])/2" office:value-type="float" office:value="884.015">
            <text:p>884,02</text:p>
          </table:table-cell>
          <table:table-cell office:value-type="float" office:value="5.52">
            <text:p>5,5</text:p>
          </table:table-cell>
          <table:table-cell office:value-type="float" office:value="0.083">
            <text:p>0,083</text:p>
          </table:table-cell>
          <table:table-cell office:value-type="float" office:value="0.125">
            <text:p>0,125</text:p>
          </table:table-cell>
          <table:table-cell office:value-type="float" office:value="0.0478">
            <text:p>0,0478</text:p>
          </table:table-cell>
          <table:table-cell office:value-type="float" office:value="0.1004">
            <text:p>0,1004</text:p>
          </table:table-cell>
          <table:table-cell office:value-type="float" office:value="0.0042">
            <text:p>0,0042</text:p>
          </table:table-cell>
          <table:table-cell table:formula="of:=[.I144]/ABS([.G144])" office:value-type="float" office:value="0.0878661087866109">
            <text:p>0,0879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5]+[.A145])/2" office:value-type="float" office:value="884.015">
            <text:p>884,02</text:p>
          </table:table-cell>
          <table:table-cell office:value-type="float" office:value="5.52">
            <text:p>5,5</text:p>
          </table:table-cell>
          <table:table-cell office:value-type="float" office:value="0.083">
            <text:p>0,083</text:p>
          </table:table-cell>
          <table:table-cell office:value-type="float" office:value="0.208">
            <text:p>0,208</text:p>
          </table:table-cell>
          <table:table-cell office:value-type="float" office:value="0.2545">
            <text:p>0,2545</text:p>
          </table:table-cell>
          <table:table-cell office:value-type="float" office:value="0.1046">
            <text:p>0,1046</text:p>
          </table:table-cell>
          <table:table-cell office:value-type="float" office:value="0.013">
            <text:p>0,0130</text:p>
          </table:table-cell>
          <table:table-cell table:formula="of:=[.I145]/ABS([.G145])" office:value-type="float" office:value="0.0510805500982318">
            <text:p>0,0511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6]+[.A146])/2" office:value-type="float" office:value="884.015">
            <text:p>884,02</text:p>
          </table:table-cell>
          <table:table-cell office:value-type="float" office:value="5.52">
            <text:p>5,5</text:p>
          </table:table-cell>
          <table:table-cell office:value-type="float" office:value="0.083">
            <text:p>0,083</text:p>
          </table:table-cell>
          <table:table-cell office:value-type="float" office:value="0.292">
            <text:p>0,292</text:p>
          </table:table-cell>
          <table:table-cell office:value-type="float" office:value="0.2825">
            <text:p>0,2825</text:p>
          </table:table-cell>
          <table:table-cell office:value-type="float" office:value="0.1193">
            <text:p>0,1193</text:p>
          </table:table-cell>
          <table:table-cell office:value-type="float" office:value="0.0148">
            <text:p>0,0148</text:p>
          </table:table-cell>
          <table:table-cell table:formula="of:=[.I146]/ABS([.G146])" office:value-type="float" office:value="0.0523893805309734">
            <text:p>0,0524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7]+[.A147])/2" office:value-type="float" office:value="884.015">
            <text:p>884,02</text:p>
          </table:table-cell>
          <table:table-cell office:value-type="float" office:value="5.52">
            <text:p>5,5</text:p>
          </table:table-cell>
          <table:table-cell office:value-type="float" office:value="0.083">
            <text:p>0,083</text:p>
          </table:table-cell>
          <table:table-cell office:value-type="float" office:value="0.375">
            <text:p>0,375</text:p>
          </table:table-cell>
          <table:table-cell office:value-type="float" office:value="0.5527">
            <text:p>0,5527</text:p>
          </table:table-cell>
          <table:table-cell office:value-type="float" office:value="0.1211">
            <text:p>0,1211</text:p>
          </table:table-cell>
          <table:table-cell office:value-type="float" office:value="0.0276">
            <text:p>0,0276</text:p>
          </table:table-cell>
          <table:table-cell table:formula="of:=[.I147]/ABS([.G147])" office:value-type="float" office:value="0.0499366745069658">
            <text:p>0,0499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8]+[.A148])/2" office:value-type="float" office:value="884.015">
            <text:p>884,02</text:p>
          </table:table-cell>
          <table:table-cell office:value-type="float" office:value="5.52">
            <text:p>5,5</text:p>
          </table:table-cell>
          <table:table-cell office:value-type="float" office:value="0.083">
            <text:p>0,083</text:p>
          </table:table-cell>
          <table:table-cell office:value-type="float" office:value="0.458">
            <text:p>0,458</text:p>
          </table:table-cell>
          <table:table-cell office:value-type="float" office:value="0.6758">
            <text:p>0,6758</text:p>
          </table:table-cell>
          <table:table-cell office:value-type="float" office:value="0.1309">
            <text:p>0,1309</text:p>
          </table:table-cell>
          <table:table-cell office:value-type="float" office:value="0.0373">
            <text:p>0,0373</text:p>
          </table:table-cell>
          <table:table-cell table:formula="of:=[.I148]/ABS([.G148])" office:value-type="float" office:value="0.0551938443326428">
            <text:p>0,0552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9]+[.A149])/2" office:value-type="float" office:value="884.015">
            <text:p>884,02</text:p>
          </table:table-cell>
          <table:table-cell office:value-type="float" office:value="5.52">
            <text:p>5,5</text:p>
          </table:table-cell>
          <table:table-cell office:value-type="float" office:value="0.083">
            <text:p>0,083</text:p>
          </table:table-cell>
          <table:table-cell office:value-type="float" office:value="0.542">
            <text:p>0,542</text:p>
          </table:table-cell>
          <table:table-cell office:value-type="float" office:value="0.6397">
            <text:p>0,6397</text:p>
          </table:table-cell>
          <table:table-cell office:value-type="float" office:value="0.1303">
            <text:p>0,1303</text:p>
          </table:table-cell>
          <table:table-cell office:value-type="float" office:value="0.0328">
            <text:p>0,0328</text:p>
          </table:table-cell>
          <table:table-cell table:formula="of:=[.I149]/ABS([.G149])" office:value-type="float" office:value="0.0512740347037674">
            <text:p>0,0513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50]+[.A150])/2" office:value-type="float" office:value="884.015">
            <text:p>884,02</text:p>
          </table:table-cell>
          <table:table-cell office:value-type="float" office:value="5.52">
            <text:p>5,5</text:p>
          </table:table-cell>
          <table:table-cell office:value-type="float" office:value="0.083">
            <text:p>0,083</text:p>
          </table:table-cell>
          <table:table-cell office:value-type="float" office:value="0.625">
            <text:p>0,625</text:p>
          </table:table-cell>
          <table:table-cell office:value-type="float" office:value="0.8997">
            <text:p>0,8997</text:p>
          </table:table-cell>
          <table:table-cell office:value-type="float" office:value="0.1837">
            <text:p>0,1837</text:p>
          </table:table-cell>
          <table:table-cell office:value-type="float" office:value="0.0519">
            <text:p>0,0519</text:p>
          </table:table-cell>
          <table:table-cell table:formula="of:=[.I150]/ABS([.G150])" office:value-type="float" office:value="0.0576858952984328">
            <text:p>0,057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5"/>
          <table:table-cell table:style-name="ce1" table:formula="of:=[.C172]" office:value-type="float" office:value="916.655">
            <text:p>916,66</text:p>
          </table:table-cell>
          <table:table-cell/>
          <table:table-cell table:formula="of:=AVERAGE([.J153:.J172])" office:value-type="float" office:value="0.0891123676483246">
            <text:p>0,089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53]+[.A153])/2" office:value-type="float" office:value="916.655">
            <text:p>916,66</text:p>
          </table:table-cell>
          <table:table-cell office:value-type="float" office:value="5.37">
            <text:p>5,4</text:p>
          </table:table-cell>
          <table:table-cell office:value-type="float" office:value="0.083">
            <text:p>0,083</text:p>
          </table:table-cell>
          <table:table-cell office:value-type="float" office:value="-0.958">
            <text:p>-0,958</text:p>
          </table:table-cell>
          <table:table-cell office:value-type="float" office:value="0.2117">
            <text:p>0,2117</text:p>
          </table:table-cell>
          <table:table-cell office:value-type="float" office:value="0.1721">
            <text:p>0,1721</text:p>
          </table:table-cell>
          <table:table-cell office:value-type="float" office:value="0.0103">
            <text:p>0,0103</text:p>
          </table:table-cell>
          <table:table-cell table:formula="of:=[.I153]/ABS([.G153])" office:value-type="float" office:value="0.0486537553141238">
            <text:p>0,0487</text:p>
          </table:table-cell>
          <table:table-cell/>
          <table:table-cell table:style-name="ce1" table:formula="of:=[.B153]+0.5*([.B153]-[.A153])" office:value-type="float" office:value="948.845">
            <text:p>948,85</text:p>
          </table:table-cell>
          <table:table-cell table:style-name="ce1" table:formula="of:=[.L153]-[.C153]" office:value-type="float" office:value="32.1900000000001">
            <text:p>32,19</text:p>
          </table:table-cell>
          <table:table-cell table:style-name="ce1" table:formula="of:=[.B153]-[.A153]" office:value-type="float" office:value="32.1900000000001">
            <text:p>32,19</text:p>
          </table:table-cell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54]+[.A154])/2" office:value-type="float" office:value="916.655">
            <text:p>916,66</text:p>
          </table:table-cell>
          <table:table-cell office:value-type="float" office:value="5.37">
            <text:p>5,4</text:p>
          </table:table-cell>
          <table:table-cell office:value-type="float" office:value="0.083">
            <text:p>0,083</text:p>
          </table:table-cell>
          <table:table-cell office:value-type="float" office:value="-0.875">
            <text:p>-0,875</text:p>
          </table:table-cell>
          <table:table-cell office:value-type="float" office:value="-0.3571">
            <text:p>-0,3571</text:p>
          </table:table-cell>
          <table:table-cell office:value-type="float" office:value="0.1128">
            <text:p>0,1128</text:p>
          </table:table-cell>
          <table:table-cell office:value-type="float" office:value="0.0169">
            <text:p>0,0169</text:p>
          </table:table-cell>
          <table:table-cell table:formula="of:=[.I154]/ABS([.G154])" office:value-type="float" office:value="0.0473256790814898">
            <text:p>0,0473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55]+[.A155])/2" office:value-type="float" office:value="916.655">
            <text:p>916,66</text:p>
          </table:table-cell>
          <table:table-cell office:value-type="float" office:value="5.37">
            <text:p>5,4</text:p>
          </table:table-cell>
          <table:table-cell office:value-type="float" office:value="0.083">
            <text:p>0,083</text:p>
          </table:table-cell>
          <table:table-cell office:value-type="float" office:value="-0.792">
            <text:p>-0,792</text:p>
          </table:table-cell>
          <table:table-cell office:value-type="float" office:value="-0.0698">
            <text:p>-0,0698</text:p>
          </table:table-cell>
          <table:table-cell office:value-type="float" office:value="0.0964">
            <text:p>0,0964</text:p>
          </table:table-cell>
          <table:table-cell office:value-type="float" office:value="0.0049">
            <text:p>0,0049</text:p>
          </table:table-cell>
          <table:table-cell table:formula="of:=[.I155]/ABS([.G155])" office:value-type="float" office:value="0.0702005730659026">
            <text:p>0,0702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56]+[.A156])/2" office:value-type="float" office:value="916.655">
            <text:p>916,66</text:p>
          </table:table-cell>
          <table:table-cell office:value-type="float" office:value="5.37">
            <text:p>5,4</text:p>
          </table:table-cell>
          <table:table-cell office:value-type="float" office:value="0.083">
            <text:p>0,083</text:p>
          </table:table-cell>
          <table:table-cell office:value-type="float" office:value="-0.708">
            <text:p>-0,708</text:p>
          </table:table-cell>
          <table:table-cell office:value-type="float" office:value="-0.1524">
            <text:p>-0,1524</text:p>
          </table:table-cell>
          <table:table-cell office:value-type="float" office:value="0.0884">
            <text:p>0,0884</text:p>
          </table:table-cell>
          <table:table-cell office:value-type="float" office:value="0.0075">
            <text:p>0,0075</text:p>
          </table:table-cell>
          <table:table-cell table:formula="of:=[.I156]/ABS([.G156])" office:value-type="float" office:value="0.0492125984251969">
            <text:p>0,0492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57]+[.A157])/2" office:value-type="float" office:value="916.655">
            <text:p>916,66</text:p>
          </table:table-cell>
          <table:table-cell office:value-type="float" office:value="5.37">
            <text:p>5,4</text:p>
          </table:table-cell>
          <table:table-cell office:value-type="float" office:value="0.083">
            <text:p>0,083</text:p>
          </table:table-cell>
          <table:table-cell office:value-type="float" office:value="-0.625">
            <text:p>-0,625</text:p>
          </table:table-cell>
          <table:table-cell office:value-type="float" office:value="-0.2828">
            <text:p>-0,2828</text:p>
          </table:table-cell>
          <table:table-cell office:value-type="float" office:value="0.0891">
            <text:p>0,0891</text:p>
          </table:table-cell>
          <table:table-cell office:value-type="float" office:value="0.014">
            <text:p>0,0140</text:p>
          </table:table-cell>
          <table:table-cell table:formula="of:=[.I157]/ABS([.G157])" office:value-type="float" office:value="0.0495049504950495">
            <text:p>0,0495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58]+[.A158])/2" office:value-type="float" office:value="916.655">
            <text:p>916,66</text:p>
          </table:table-cell>
          <table:table-cell office:value-type="float" office:value="5.37">
            <text:p>5,4</text:p>
          </table:table-cell>
          <table:table-cell office:value-type="float" office:value="0.083">
            <text:p>0,083</text:p>
          </table:table-cell>
          <table:table-cell office:value-type="float" office:value="-0.542">
            <text:p>-0,542</text:p>
          </table:table-cell>
          <table:table-cell office:value-type="float" office:value="-0.1989">
            <text:p>-0,1989</text:p>
          </table:table-cell>
          <table:table-cell office:value-type="float" office:value="0.0888">
            <text:p>0,0888</text:p>
          </table:table-cell>
          <table:table-cell office:value-type="float" office:value="0.0097">
            <text:p>0,0097</text:p>
          </table:table-cell>
          <table:table-cell table:formula="of:=[.I158]/ABS([.G158])" office:value-type="float" office:value="0.0487682252388135">
            <text:p>0,0488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59]+[.A159])/2" office:value-type="float" office:value="916.655">
            <text:p>916,66</text:p>
          </table:table-cell>
          <table:table-cell office:value-type="float" office:value="5.37">
            <text:p>5,4</text:p>
          </table:table-cell>
          <table:table-cell office:value-type="float" office:value="0.083">
            <text:p>0,083</text:p>
          </table:table-cell>
          <table:table-cell office:value-type="float" office:value="-0.458">
            <text:p>-0,458</text:p>
          </table:table-cell>
          <table:table-cell office:value-type="float" office:value="-0.0615">
            <text:p>-0,0615</text:p>
          </table:table-cell>
          <table:table-cell office:value-type="float" office:value="0.1102">
            <text:p>0,1102</text:p>
          </table:table-cell>
          <table:table-cell office:value-type="float" office:value="0.0056">
            <text:p>0,0056</text:p>
          </table:table-cell>
          <table:table-cell table:formula="of:=[.I159]/ABS([.G159])" office:value-type="float" office:value="0.0910569105691057">
            <text:p>0,0911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0]+[.A160])/2" office:value-type="float" office:value="916.655">
            <text:p>916,66</text:p>
          </table:table-cell>
          <table:table-cell office:value-type="float" office:value="5.37">
            <text:p>5,4</text:p>
          </table:table-cell>
          <table:table-cell office:value-type="float" office:value="0.083">
            <text:p>0,083</text:p>
          </table:table-cell>
          <table:table-cell office:value-type="float" office:value="-0.375">
            <text:p>-0,375</text:p>
          </table:table-cell>
          <table:table-cell office:value-type="float" office:value="-0.4563">
            <text:p>-0,4563</text:p>
          </table:table-cell>
          <table:table-cell office:value-type="float" office:value="0.1248">
            <text:p>0,1248</text:p>
          </table:table-cell>
          <table:table-cell office:value-type="float" office:value="0.0245">
            <text:p>0,0245</text:p>
          </table:table-cell>
          <table:table-cell table:formula="of:=[.I160]/ABS([.G160])" office:value-type="float" office:value="0.0536927460004383">
            <text:p>0,0537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1]+[.A161])/2" office:value-type="float" office:value="916.655">
            <text:p>916,66</text:p>
          </table:table-cell>
          <table:table-cell office:value-type="float" office:value="5.37">
            <text:p>5,4</text:p>
          </table:table-cell>
          <table:table-cell office:value-type="float" office:value="0.083">
            <text:p>0,083</text:p>
          </table:table-cell>
          <table:table-cell office:value-type="float" office:value="-0.292">
            <text:p>-0,292</text:p>
          </table:table-cell>
          <table:table-cell office:value-type="float" office:value="-0.1587">
            <text:p>-0,1587</text:p>
          </table:table-cell>
          <table:table-cell office:value-type="float" office:value="0.1067">
            <text:p>0,1067</text:p>
          </table:table-cell>
          <table:table-cell office:value-type="float" office:value="0.0079">
            <text:p>0,0079</text:p>
          </table:table-cell>
          <table:table-cell table:formula="of:=[.I161]/ABS([.G161])" office:value-type="float" office:value="0.0497794580970384">
            <text:p>0,0498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2]+[.A162])/2" office:value-type="float" office:value="916.655">
            <text:p>916,66</text:p>
          </table:table-cell>
          <table:table-cell office:value-type="float" office:value="5.37">
            <text:p>5,4</text:p>
          </table:table-cell>
          <table:table-cell office:value-type="float" office:value="0.083">
            <text:p>0,083</text:p>
          </table:table-cell>
          <table:table-cell office:value-type="float" office:value="-0.208">
            <text:p>-0,208</text:p>
          </table:table-cell>
          <table:table-cell office:value-type="float" office:value="-0.2112">
            <text:p>-0,2112</text:p>
          </table:table-cell>
          <table:table-cell office:value-type="float" office:value="0.1063">
            <text:p>0,1063</text:p>
          </table:table-cell>
          <table:table-cell office:value-type="float" office:value="0.0108">
            <text:p>0,0108</text:p>
          </table:table-cell>
          <table:table-cell table:formula="of:=[.I162]/ABS([.G162])" office:value-type="float" office:value="0.0511363636363636">
            <text:p>0,0511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3]+[.A163])/2" office:value-type="float" office:value="916.655">
            <text:p>916,66</text:p>
          </table:table-cell>
          <table:table-cell office:value-type="float" office:value="5.37">
            <text:p>5,4</text:p>
          </table:table-cell>
          <table:table-cell office:value-type="float" office:value="0.083">
            <text:p>0,083</text:p>
          </table:table-cell>
          <table:table-cell office:value-type="float" office:value="-0.125">
            <text:p>-0,125</text:p>
          </table:table-cell>
          <table:table-cell office:value-type="float" office:value="-0.1974">
            <text:p>-0,1974</text:p>
          </table:table-cell>
          <table:table-cell office:value-type="float" office:value="0.1083">
            <text:p>0,1083</text:p>
          </table:table-cell>
          <table:table-cell office:value-type="float" office:value="0.0099">
            <text:p>0,0099</text:p>
          </table:table-cell>
          <table:table-cell table:formula="of:=[.I163]/ABS([.G163])" office:value-type="float" office:value="0.0501519756838906">
            <text:p>0,0502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4]+[.A164])/2" office:value-type="float" office:value="916.655">
            <text:p>916,66</text:p>
          </table:table-cell>
          <table:table-cell office:value-type="float" office:value="5.37">
            <text:p>5,4</text:p>
          </table:table-cell>
          <table:table-cell office:value-type="float" office:value="0.083">
            <text:p>0,083</text:p>
          </table:table-cell>
          <table:table-cell office:value-type="float" office:value="-0.042">
            <text:p>-0,042</text:p>
          </table:table-cell>
          <table:table-cell office:value-type="float" office:value="0.0372">
            <text:p>0,0372</text:p>
          </table:table-cell>
          <table:table-cell office:value-type="float" office:value="0.1103">
            <text:p>0,1103</text:p>
          </table:table-cell>
          <table:table-cell office:value-type="float" office:value="0.0046">
            <text:p>0,0046</text:p>
          </table:table-cell>
          <table:table-cell table:formula="of:=[.I164]/ABS([.G164])" office:value-type="float" office:value="0.123655913978495">
            <text:p>0,1237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5]+[.A165])/2" office:value-type="float" office:value="916.655">
            <text:p>916,66</text:p>
          </table:table-cell>
          <table:table-cell office:value-type="float" office:value="5.37">
            <text:p>5,4</text:p>
          </table:table-cell>
          <table:table-cell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office:value-type="float" office:value="0.0219">
            <text:p>0,0219</text:p>
          </table:table-cell>
          <table:table-cell office:value-type="float" office:value="0.1122">
            <text:p>0,1122</text:p>
          </table:table-cell>
          <table:table-cell office:value-type="float" office:value="0.0046">
            <text:p>0,0046</text:p>
          </table:table-cell>
          <table:table-cell table:formula="of:=[.I165]/ABS([.G165])" office:value-type="float" office:value="0.210045662100457">
            <text:p>0,2100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6]+[.A166])/2" office:value-type="float" office:value="916.655">
            <text:p>916,66</text:p>
          </table:table-cell>
          <table:table-cell office:value-type="float" office:value="5.37">
            <text:p>5,4</text:p>
          </table:table-cell>
          <table:table-cell office:value-type="float" office:value="0.083">
            <text:p>0,083</text:p>
          </table:table-cell>
          <table:table-cell office:value-type="float" office:value="0.125">
            <text:p>0,125</text:p>
          </table:table-cell>
          <table:table-cell office:value-type="float" office:value="-0.0087">
            <text:p>-0,0087</text:p>
          </table:table-cell>
          <table:table-cell office:value-type="float" office:value="0.1107">
            <text:p>0,1107</text:p>
          </table:table-cell>
          <table:table-cell office:value-type="float" office:value="0.0043">
            <text:p>0,0043</text:p>
          </table:table-cell>
          <table:table-cell table:formula="of:=[.I166]/ABS([.G166])" office:value-type="float" office:value="0.494252873563218">
            <text:p>0,4943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7]+[.A167])/2" office:value-type="float" office:value="916.655">
            <text:p>916,66</text:p>
          </table:table-cell>
          <table:table-cell office:value-type="float" office:value="5.37">
            <text:p>5,4</text:p>
          </table:table-cell>
          <table:table-cell office:value-type="float" office:value="0.083">
            <text:p>0,083</text:p>
          </table:table-cell>
          <table:table-cell office:value-type="float" office:value="0.208">
            <text:p>0,208</text:p>
          </table:table-cell>
          <table:table-cell office:value-type="float" office:value="0.4073">
            <text:p>0,4073</text:p>
          </table:table-cell>
          <table:table-cell office:value-type="float" office:value="0.1294">
            <text:p>0,1294</text:p>
          </table:table-cell>
          <table:table-cell office:value-type="float" office:value="0.0215">
            <text:p>0,0215</text:p>
          </table:table-cell>
          <table:table-cell table:formula="of:=[.I167]/ABS([.G167])" office:value-type="float" office:value="0.0527866437515345">
            <text:p>0,0528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8]+[.A168])/2" office:value-type="float" office:value="916.655">
            <text:p>916,66</text:p>
          </table:table-cell>
          <table:table-cell office:value-type="float" office:value="5.37">
            <text:p>5,4</text:p>
          </table:table-cell>
          <table:table-cell office:value-type="float" office:value="0.083">
            <text:p>0,083</text:p>
          </table:table-cell>
          <table:table-cell office:value-type="float" office:value="0.292">
            <text:p>0,292</text:p>
          </table:table-cell>
          <table:table-cell office:value-type="float" office:value="0.2757">
            <text:p>0,2757</text:p>
          </table:table-cell>
          <table:table-cell office:value-type="float" office:value="0.1341">
            <text:p>0,1341</text:p>
          </table:table-cell>
          <table:table-cell office:value-type="float" office:value="0.0148">
            <text:p>0,0148</text:p>
          </table:table-cell>
          <table:table-cell table:formula="of:=[.I168]/ABS([.G168])" office:value-type="float" office:value="0.0536815379035183">
            <text:p>0,0537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9]+[.A169])/2" office:value-type="float" office:value="916.655">
            <text:p>916,66</text:p>
          </table:table-cell>
          <table:table-cell office:value-type="float" office:value="5.37">
            <text:p>5,4</text:p>
          </table:table-cell>
          <table:table-cell office:value-type="float" office:value="0.083">
            <text:p>0,083</text:p>
          </table:table-cell>
          <table:table-cell office:value-type="float" office:value="0.375">
            <text:p>0,375</text:p>
          </table:table-cell>
          <table:table-cell office:value-type="float" office:value="0.399">
            <text:p>0,3990</text:p>
          </table:table-cell>
          <table:table-cell office:value-type="float" office:value="0.1385">
            <text:p>0,1385</text:p>
          </table:table-cell>
          <table:table-cell office:value-type="float" office:value="0.0204">
            <text:p>0,0204</text:p>
          </table:table-cell>
          <table:table-cell table:formula="of:=[.I169]/ABS([.G169])" office:value-type="float" office:value="0.0511278195488722">
            <text:p>0,0511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70]+[.A170])/2" office:value-type="float" office:value="916.655">
            <text:p>916,66</text:p>
          </table:table-cell>
          <table:table-cell office:value-type="float" office:value="5.37">
            <text:p>5,4</text:p>
          </table:table-cell>
          <table:table-cell office:value-type="float" office:value="0.083">
            <text:p>0,083</text:p>
          </table:table-cell>
          <table:table-cell office:value-type="float" office:value="0.458">
            <text:p>0,458</text:p>
          </table:table-cell>
          <table:table-cell office:value-type="float" office:value="0.5801">
            <text:p>0,5801</text:p>
          </table:table-cell>
          <table:table-cell office:value-type="float" office:value="0.1477">
            <text:p>0,1477</text:p>
          </table:table-cell>
          <table:table-cell office:value-type="float" office:value="0.0325">
            <text:p>0,0325</text:p>
          </table:table-cell>
          <table:table-cell table:formula="of:=[.I170]/ABS([.G170])" office:value-type="float" office:value="0.0560248233063265">
            <text:p>0,0560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71]+[.A171])/2" office:value-type="float" office:value="916.655">
            <text:p>916,66</text:p>
          </table:table-cell>
          <table:table-cell office:value-type="float" office:value="5.37">
            <text:p>5,4</text:p>
          </table:table-cell>
          <table:table-cell office:value-type="float" office:value="0.083">
            <text:p>0,083</text:p>
          </table:table-cell>
          <table:table-cell office:value-type="float" office:value="0.542">
            <text:p>0,542</text:p>
          </table:table-cell>
          <table:table-cell office:value-type="float" office:value="0.4471">
            <text:p>0,4471</text:p>
          </table:table-cell>
          <table:table-cell office:value-type="float" office:value="0.1501">
            <text:p>0,1501</text:p>
          </table:table-cell>
          <table:table-cell office:value-type="float" office:value="0.0244">
            <text:p>0,0244</text:p>
          </table:table-cell>
          <table:table-cell table:formula="of:=[.I171]/ABS([.G171])" office:value-type="float" office:value="0.0545739208230821">
            <text:p>0,0546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72]+[.A172])/2" office:value-type="float" office:value="916.655">
            <text:p>916,66</text:p>
          </table:table-cell>
          <table:table-cell office:value-type="float" office:value="5.37">
            <text:p>5,4</text:p>
          </table:table-cell>
          <table:table-cell office:value-type="float" office:value="0.083">
            <text:p>0,083</text:p>
          </table:table-cell>
          <table:table-cell office:value-type="float" office:value="0.625">
            <text:p>0,625</text:p>
          </table:table-cell>
          <table:table-cell office:value-type="float" office:value="0.1997">
            <text:p>0,1997</text:p>
          </table:table-cell>
          <table:table-cell office:value-type="float" office:value="0.1974">
            <text:p>0,1974</text:p>
          </table:table-cell>
          <table:table-cell office:value-type="float" office:value="0.0153">
            <text:p>0,0153</text:p>
          </table:table-cell>
          <table:table-cell table:formula="of:=[.I172]/ABS([.G172])" office:value-type="float" office:value="0.0766149223835754">
            <text:p>0,076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5"/>
          <table:table-cell table:number-columns-repeated="4"/>
        </table:table-row>
        <table:table-row table:style-name="ro1" table:number-rows-repeated="1048402">
          <table:table-cell table:number-columns-repeated="14"/>
        </table:table-row>
        <table:table-row table:style-name="ro1"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1" number:min-integer-digits="1"/>
    </number:number-style>
    <number:number-style style:name="N111">
      <number:number number:decimal-places="20"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6">16.09.2014</text:date>, <text:time>12:47:3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16T12:47:29</dc:date>
    <meta:document-statistic meta:table-count="1" meta:cell-count="1592" meta:object-count="0"/>
    <meta:generator>LibreOffice/3.4$Unix LibreOffice_project/340m1$Build-1206</meta:generator>
  </office:meta>
</office:document-meta>
</file>